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2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o of reads before trim</text:p>
          </table:table-cell>
          <table:table-cell office:value-type="string" calcext:value-type="string">
            <text:p>no of reads after trim</text:p>
          </table:table-cell>
          <table:table-cell office:value-type="string" calcext:value-type="string">
            <text:p>no of grep hits before trim</text:p>
          </table:table-cell>
          <table:table-cell office:value-type="string" calcext:value-type="string">
            <text:p>% grep hits before tri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ms10_P1.fq.gz</text:p>
          </table:table-cell>
          <table:table-cell office:value-type="string" calcext:value-type="string">
            <text:p>P1</text:p>
          </table:table-cell>
          <table:table-cell office:value-type="float" office:value="4823021" calcext:value-type="float">
            <text:p>4823021</text:p>
          </table:table-cell>
          <table:table-cell office:value-type="float" office:value="2998160" calcext:value-type="float">
            <text:p>2998160</text:p>
          </table:table-cell>
          <table:table-cell office:value-type="float" office:value="1727413" calcext:value-type="float">
            <text:p>1727413</text:p>
          </table:table-cell>
          <table:table-cell table:formula="of:=([.G2]/[.E2])*100" office:value-type="float" office:value="35.8159958250234" calcext:value-type="float">
            <text:p>35.8159958250234</text:p>
          </table:table-cell>
          <table:table-cell office:value-type="float" office:value="11992640" calcext:value-type="float">
            <text:p>11992640</text:p>
          </table:table-cell>
          <table:table-cell table:formula="of:=[.I2]/4" office:value-type="float" office:value="2998160" calcext:value-type="float">
            <text:p>29981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1_P1.fq.gz</text:p>
          </table:table-cell>
          <table:table-cell office:value-type="string" calcext:value-type="string">
            <text:p>P1</text:p>
          </table:table-cell>
          <table:table-cell office:value-type="float" office:value="4428785" calcext:value-type="float">
            <text:p>4428785</text:p>
          </table:table-cell>
          <table:table-cell office:value-type="float" office:value="2756789" calcext:value-type="float">
            <text:p>2756789</text:p>
          </table:table-cell>
          <table:table-cell office:value-type="float" office:value="1577230" calcext:value-type="float">
            <text:p>1577230</text:p>
          </table:table-cell>
          <table:table-cell table:formula="of:=([.G3]/[.E3])*100" office:value-type="float" office:value="35.6131534946944" calcext:value-type="float">
            <text:p>35.6131534946944</text:p>
          </table:table-cell>
          <table:table-cell office:value-type="float" office:value="11027156" calcext:value-type="float">
            <text:p>11027156</text:p>
          </table:table-cell>
          <table:table-cell table:formula="of:=[.I3]/4" office:value-type="float" office:value="2756789" calcext:value-type="float">
            <text:p>27567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2_P1.fq.gz</text:p>
          </table:table-cell>
          <table:table-cell office:value-type="string" calcext:value-type="string">
            <text:p>P1</text:p>
          </table:table-cell>
          <table:table-cell office:value-type="float" office:value="3968035" calcext:value-type="float">
            <text:p>3968035</text:p>
          </table:table-cell>
          <table:table-cell office:value-type="float" office:value="2792295" calcext:value-type="float">
            <text:p>2792295</text:p>
          </table:table-cell>
          <table:table-cell office:value-type="float" office:value="1137693" calcext:value-type="float">
            <text:p>1137693</text:p>
          </table:table-cell>
          <table:table-cell table:formula="of:=([.G4]/[.E4])*100" office:value-type="float" office:value="28.6714456903732" calcext:value-type="float">
            <text:p>28.6714456903732</text:p>
          </table:table-cell>
          <table:table-cell office:value-type="float" office:value="11169180" calcext:value-type="float">
            <text:p>11169180</text:p>
          </table:table-cell>
          <table:table-cell table:formula="of:=[.I4]/4" office:value-type="float" office:value="2792295" calcext:value-type="float">
            <text:p>2792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3_P1.fq.gz</text:p>
          </table:table-cell>
          <table:table-cell office:value-type="string" calcext:value-type="string">
            <text:p>P1</text:p>
          </table:table-cell>
          <table:table-cell office:value-type="float" office:value="2873370" calcext:value-type="float">
            <text:p>2873370</text:p>
          </table:table-cell>
          <table:table-cell office:value-type="float" office:value="2537742" calcext:value-type="float">
            <text:p>2537742</text:p>
          </table:table-cell>
          <table:table-cell office:value-type="float" office:value="339614" calcext:value-type="float">
            <text:p>339614</text:p>
          </table:table-cell>
          <table:table-cell table:formula="of:=([.G5]/[.E5])*100" office:value-type="float" office:value="11.8193619338964" calcext:value-type="float">
            <text:p>11.8193619338964</text:p>
          </table:table-cell>
          <table:table-cell office:value-type="float" office:value="10150968" calcext:value-type="float">
            <text:p>10150968</text:p>
          </table:table-cell>
          <table:table-cell table:formula="of:=[.I5]/4" office:value-type="float" office:value="2537742" calcext:value-type="float">
            <text:p>2537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4_P1.fq.gz</text:p>
          </table:table-cell>
          <table:table-cell office:value-type="string" calcext:value-type="string">
            <text:p>P1</text:p>
          </table:table-cell>
          <table:table-cell office:value-type="float" office:value="3919783" calcext:value-type="float">
            <text:p>3919783</text:p>
          </table:table-cell>
          <table:table-cell office:value-type="float" office:value="3143167" calcext:value-type="float">
            <text:p>3143167</text:p>
          </table:table-cell>
          <table:table-cell office:value-type="float" office:value="765560" calcext:value-type="float">
            <text:p>765560</text:p>
          </table:table-cell>
          <table:table-cell table:formula="of:=([.G6]/[.E6])*100" office:value-type="float" office:value="19.53067299899" calcext:value-type="float">
            <text:p>19.53067299899</text:p>
          </table:table-cell>
          <table:table-cell office:value-type="float" office:value="12572668" calcext:value-type="float">
            <text:p>12572668</text:p>
          </table:table-cell>
          <table:table-cell table:formula="of:=[.I6]/4" office:value-type="float" office:value="3143167" calcext:value-type="float">
            <text:p>3143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5_P1.fq.gz</text:p>
          </table:table-cell>
          <table:table-cell office:value-type="string" calcext:value-type="string">
            <text:p>P1</text:p>
          </table:table-cell>
          <table:table-cell office:value-type="float" office:value="3546417" calcext:value-type="float">
            <text:p>3546417</text:p>
          </table:table-cell>
          <table:table-cell office:value-type="float" office:value="2866929" calcext:value-type="float">
            <text:p>2866929</text:p>
          </table:table-cell>
          <table:table-cell office:value-type="float" office:value="687220" calcext:value-type="float">
            <text:p>687220</text:p>
          </table:table-cell>
          <table:table-cell table:formula="of:=([.G7]/[.E7])*100" office:value-type="float" office:value="19.377867859307" calcext:value-type="float">
            <text:p>19.377867859307</text:p>
          </table:table-cell>
          <table:table-cell office:value-type="float" office:value="11467716" calcext:value-type="float">
            <text:p>11467716</text:p>
          </table:table-cell>
          <table:table-cell table:formula="of:=[.I7]/4" office:value-type="float" office:value="2866929" calcext:value-type="float">
            <text:p>2866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6_P1.fq.gz</text:p>
          </table:table-cell>
          <table:table-cell office:value-type="string" calcext:value-type="string">
            <text:p>P1</text:p>
          </table:table-cell>
          <table:table-cell office:value-type="float" office:value="4553611" calcext:value-type="float">
            <text:p>4553611</text:p>
          </table:table-cell>
          <table:table-cell office:value-type="float" office:value="3771267" calcext:value-type="float">
            <text:p>3771267</text:p>
          </table:table-cell>
          <table:table-cell office:value-type="float" office:value="783635" calcext:value-type="float">
            <text:p>783635</text:p>
          </table:table-cell>
          <table:table-cell table:formula="of:=([.G8]/[.E8])*100" office:value-type="float" office:value="17.2090896653228" calcext:value-type="float">
            <text:p>17.2090896653228</text:p>
          </table:table-cell>
          <table:table-cell office:value-type="float" office:value="15085068" calcext:value-type="float">
            <text:p>15085068</text:p>
          </table:table-cell>
          <table:table-cell table:formula="of:=[.I8]/4" office:value-type="float" office:value="3771267" calcext:value-type="float">
            <text:p>37712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7_P1.fq.gz</text:p>
          </table:table-cell>
          <table:table-cell office:value-type="string" calcext:value-type="string">
            <text:p>P1</text:p>
          </table:table-cell>
          <table:table-cell office:value-type="float" office:value="4737690" calcext:value-type="float">
            <text:p>4737690</text:p>
          </table:table-cell>
          <table:table-cell office:value-type="float" office:value="3460602" calcext:value-type="float">
            <text:p>3460602</text:p>
          </table:table-cell>
          <table:table-cell office:value-type="float" office:value="1249430" calcext:value-type="float">
            <text:p>1249430</text:p>
          </table:table-cell>
          <table:table-cell table:formula="of:=([.G9]/[.E9])*100" office:value-type="float" office:value="26.3721349434007" calcext:value-type="float">
            <text:p>26.3721349434007</text:p>
          </table:table-cell>
          <table:table-cell office:value-type="float" office:value="13842408" calcext:value-type="float">
            <text:p>13842408</text:p>
          </table:table-cell>
          <table:table-cell table:formula="of:=[.I9]/4" office:value-type="float" office:value="3460602" calcext:value-type="float">
            <text:p>3460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8_P1.fq.gz</text:p>
          </table:table-cell>
          <table:table-cell office:value-type="string" calcext:value-type="string">
            <text:p>P1</text:p>
          </table:table-cell>
          <table:table-cell office:value-type="float" office:value="5839204" calcext:value-type="float">
            <text:p>5839204</text:p>
          </table:table-cell>
          <table:table-cell office:value-type="float" office:value="3647665" calcext:value-type="float">
            <text:p>3647665</text:p>
          </table:table-cell>
          <table:table-cell office:value-type="float" office:value="2064079" calcext:value-type="float">
            <text:p>2064079</text:p>
          </table:table-cell>
          <table:table-cell table:formula="of:=([.G10]/[.E10])*100" office:value-type="float" office:value="35.3486365607367" calcext:value-type="float">
            <text:p>35.3486365607367</text:p>
          </table:table-cell>
          <table:table-cell office:value-type="float" office:value="14590660" calcext:value-type="float">
            <text:p>14590660</text:p>
          </table:table-cell>
          <table:table-cell table:formula="of:=[.I10]/4" office:value-type="float" office:value="3647665" calcext:value-type="float">
            <text:p>3647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9_P1.fq.gz</text:p>
          </table:table-cell>
          <table:table-cell office:value-type="string" calcext:value-type="string">
            <text:p>P1</text:p>
          </table:table-cell>
          <table:table-cell office:value-type="float" office:value="3691268" calcext:value-type="float">
            <text:p>3691268</text:p>
          </table:table-cell>
          <table:table-cell office:value-type="float" office:value="2288667" calcext:value-type="float">
            <text:p>2288667</text:p>
          </table:table-cell>
          <table:table-cell office:value-type="float" office:value="1324999" calcext:value-type="float">
            <text:p>1324999</text:p>
          </table:table-cell>
          <table:table-cell table:formula="of:=([.G11]/[.E11])*100" office:value-type="float" office:value="35.8954971570745" calcext:value-type="float">
            <text:p>35.8954971570745</text:p>
          </table:table-cell>
          <table:table-cell office:value-type="float" office:value="9154668" calcext:value-type="float">
            <text:p>9154668</text:p>
          </table:table-cell>
          <table:table-cell table:formula="of:=[.I11]/4" office:value-type="float" office:value="2288667" calcext:value-type="float">
            <text:p>2288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_P1.fq.gz</text:p>
          </table:table-cell>
          <table:table-cell office:value-type="string" calcext:value-type="string">
            <text:p>P1</text:p>
          </table:table-cell>
          <table:table-cell office:value-type="float" office:value="6059542" calcext:value-type="float">
            <text:p>6059542</text:p>
          </table:table-cell>
          <table:table-cell office:value-type="float" office:value="4149304" calcext:value-type="float">
            <text:p>4149304</text:p>
          </table:table-cell>
          <table:table-cell office:value-type="float" office:value="1832749" calcext:value-type="float">
            <text:p>1832749</text:p>
          </table:table-cell>
          <table:table-cell table:formula="of:=([.G12]/[.E12])*100" office:value-type="float" office:value="30.2456687320593" calcext:value-type="float">
            <text:p>30.2456687320593</text:p>
          </table:table-cell>
          <table:table-cell office:value-type="float" office:value="16597216" calcext:value-type="float">
            <text:p>16597216</text:p>
          </table:table-cell>
          <table:table-cell table:formula="of:=[.I12]/4" office:value-type="float" office:value="4149304" calcext:value-type="float">
            <text:p>4149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0_P1.fq.gz</text:p>
          </table:table-cell>
          <table:table-cell office:value-type="string" calcext:value-type="string">
            <text:p>P1</text:p>
          </table:table-cell>
          <table:table-cell office:value-type="float" office:value="3939651" calcext:value-type="float">
            <text:p>3939651</text:p>
          </table:table-cell>
          <table:table-cell office:value-type="float" office:value="2782674" calcext:value-type="float">
            <text:p>2782674</text:p>
          </table:table-cell>
          <table:table-cell office:value-type="float" office:value="1136388" calcext:value-type="float">
            <text:p>1136388</text:p>
          </table:table-cell>
          <table:table-cell table:formula="of:=([.G13]/[.E13])*100" office:value-type="float" office:value="28.8448900676735" calcext:value-type="float">
            <text:p>28.8448900676735</text:p>
          </table:table-cell>
          <table:table-cell office:value-type="float" office:value="11130696" calcext:value-type="float">
            <text:p>11130696</text:p>
          </table:table-cell>
          <table:table-cell table:formula="of:=[.I13]/4" office:value-type="float" office:value="2782674" calcext:value-type="float">
            <text:p>278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1_P1.fq.gz</text:p>
          </table:table-cell>
          <table:table-cell office:value-type="string" calcext:value-type="string">
            <text:p>P1</text:p>
          </table:table-cell>
          <table:table-cell office:value-type="float" office:value="4204147" calcext:value-type="float">
            <text:p>4204147</text:p>
          </table:table-cell>
          <table:table-cell office:value-type="float" office:value="2767716" calcext:value-type="float">
            <text:p>2767716</text:p>
          </table:table-cell>
          <table:table-cell office:value-type="float" office:value="1363253" calcext:value-type="float">
            <text:p>1363253</text:p>
          </table:table-cell>
          <table:table-cell table:formula="of:=([.G14]/[.E14])*100" office:value-type="float" office:value="32.4263875644691" calcext:value-type="float">
            <text:p>32.4263875644691</text:p>
          </table:table-cell>
          <table:table-cell office:value-type="float" office:value="11070864" calcext:value-type="float">
            <text:p>11070864</text:p>
          </table:table-cell>
          <table:table-cell table:formula="of:=[.I14]/4" office:value-type="float" office:value="2767716" calcext:value-type="float">
            <text:p>2767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2_P1.fq.gz</text:p>
          </table:table-cell>
          <table:table-cell office:value-type="string" calcext:value-type="string">
            <text:p>P1</text:p>
          </table:table-cell>
          <table:table-cell office:value-type="float" office:value="4810288" calcext:value-type="float">
            <text:p>4810288</text:p>
          </table:table-cell>
          <table:table-cell office:value-type="float" office:value="3495712" calcext:value-type="float">
            <text:p>3495712</text:p>
          </table:table-cell>
          <table:table-cell office:value-type="float" office:value="1287545" calcext:value-type="float">
            <text:p>1287545</text:p>
          </table:table-cell>
          <table:table-cell table:formula="of:=([.G15]/[.E15])*100" office:value-type="float" office:value="26.7664846678619" calcext:value-type="float">
            <text:p>26.7664846678619</text:p>
          </table:table-cell>
          <table:table-cell office:value-type="float" office:value="13982848" calcext:value-type="float">
            <text:p>13982848</text:p>
          </table:table-cell>
          <table:table-cell table:formula="of:=[.I15]/4" office:value-type="float" office:value="3495712" calcext:value-type="float">
            <text:p>3495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3_P1.fq.gz</text:p>
          </table:table-cell>
          <table:table-cell office:value-type="string" calcext:value-type="string">
            <text:p>P1</text:p>
          </table:table-cell>
          <table:table-cell office:value-type="float" office:value="4813180" calcext:value-type="float">
            <text:p>4813180</text:p>
          </table:table-cell>
          <table:table-cell office:value-type="float" office:value="3865422" calcext:value-type="float">
            <text:p>3865422</text:p>
          </table:table-cell>
          <table:table-cell office:value-type="float" office:value="947128" calcext:value-type="float">
            <text:p>947128</text:p>
          </table:table-cell>
          <table:table-cell table:formula="of:=([.G16]/[.E16])*100" office:value-type="float" office:value="19.6778013704038" calcext:value-type="float">
            <text:p>19.6778013704038</text:p>
          </table:table-cell>
          <table:table-cell office:value-type="float" office:value="15461688" calcext:value-type="float">
            <text:p>15461688</text:p>
          </table:table-cell>
          <table:table-cell table:formula="of:=[.I16]/4" office:value-type="float" office:value="3865422" calcext:value-type="float">
            <text:p>3865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_P1.fq.gz</text:p>
          </table:table-cell>
          <table:table-cell office:value-type="string" calcext:value-type="string">
            <text:p>P1</text:p>
          </table:table-cell>
          <table:table-cell office:value-type="float" office:value="5081906" calcext:value-type="float">
            <text:p>5081906</text:p>
          </table:table-cell>
          <table:table-cell office:value-type="float" office:value="3277614" calcext:value-type="float">
            <text:p>3277614</text:p>
          </table:table-cell>
          <table:table-cell office:value-type="float" office:value="1727669" calcext:value-type="float">
            <text:p>1727669</text:p>
          </table:table-cell>
          <table:table-cell table:formula="of:=([.G17]/[.E17])*100" office:value-type="float" office:value="33.9964769124026" calcext:value-type="float">
            <text:p>33.9964769124026</text:p>
          </table:table-cell>
          <table:table-cell office:value-type="float" office:value="13110456" calcext:value-type="float">
            <text:p>13110456</text:p>
          </table:table-cell>
          <table:table-cell table:formula="of:=[.I17]/4" office:value-type="float" office:value="3277614" calcext:value-type="float">
            <text:p>3277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3_P1.fq.gz</text:p>
          </table:table-cell>
          <table:table-cell office:value-type="string" calcext:value-type="string">
            <text:p>P1</text:p>
          </table:table-cell>
          <table:table-cell office:value-type="float" office:value="5088495" calcext:value-type="float">
            <text:p>5088495</text:p>
          </table:table-cell>
          <table:table-cell office:value-type="float" office:value="3530970" calcext:value-type="float">
            <text:p>3530970</text:p>
          </table:table-cell>
          <table:table-cell office:value-type="float" office:value="1506840" calcext:value-type="float">
            <text:p>1506840</text:p>
          </table:table-cell>
          <table:table-cell table:formula="of:=([.G18]/[.E18])*100" office:value-type="float" office:value="29.6126850866514" calcext:value-type="float">
            <text:p>29.6126850866514</text:p>
          </table:table-cell>
          <table:table-cell office:value-type="float" office:value="14123880" calcext:value-type="float">
            <text:p>14123880</text:p>
          </table:table-cell>
          <table:table-cell table:formula="of:=[.I18]/4" office:value-type="float" office:value="3530970" calcext:value-type="float">
            <text:p>3530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4_P1.fq.gz</text:p>
          </table:table-cell>
          <table:table-cell office:value-type="string" calcext:value-type="string">
            <text:p>P1</text:p>
          </table:table-cell>
          <table:table-cell office:value-type="float" office:value="4513844" calcext:value-type="float">
            <text:p>4513844</text:p>
          </table:table-cell>
          <table:table-cell office:value-type="float" office:value="3491987" calcext:value-type="float">
            <text:p>3491987</text:p>
          </table:table-cell>
          <table:table-cell office:value-type="float" office:value="1003720" calcext:value-type="float">
            <text:p>1003720</text:p>
          </table:table-cell>
          <table:table-cell table:formula="of:=([.G19]/[.E19])*100" office:value-type="float" office:value="22.2364795947755" calcext:value-type="float">
            <text:p>22.2364795947755</text:p>
          </table:table-cell>
          <table:table-cell office:value-type="float" office:value="13967948" calcext:value-type="float">
            <text:p>13967948</text:p>
          </table:table-cell>
          <table:table-cell table:formula="of:=[.I19]/4" office:value-type="float" office:value="3491987" calcext:value-type="float">
            <text:p>34919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5_P1.fq.gz</text:p>
          </table:table-cell>
          <table:table-cell office:value-type="string" calcext:value-type="string">
            <text:p>P1</text:p>
          </table:table-cell>
          <table:table-cell office:value-type="float" office:value="4119021" calcext:value-type="float">
            <text:p>4119021</text:p>
          </table:table-cell>
          <table:table-cell office:value-type="float" office:value="3405883" calcext:value-type="float">
            <text:p>3405883</text:p>
          </table:table-cell>
          <table:table-cell office:value-type="float" office:value="711241" calcext:value-type="float">
            <text:p>711241</text:p>
          </table:table-cell>
          <table:table-cell table:formula="of:=([.G20]/[.E20])*100" office:value-type="float" office:value="17.2672341316055" calcext:value-type="float">
            <text:p>17.2672341316055</text:p>
          </table:table-cell>
          <table:table-cell office:value-type="float" office:value="13623532" calcext:value-type="float">
            <text:p>13623532</text:p>
          </table:table-cell>
          <table:table-cell table:formula="of:=[.I20]/4" office:value-type="float" office:value="3405883" calcext:value-type="float">
            <text:p>3405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6_P1.fq.gz</text:p>
          </table:table-cell>
          <table:table-cell office:value-type="string" calcext:value-type="string">
            <text:p>P1</text:p>
          </table:table-cell>
          <table:table-cell office:value-type="float" office:value="4283076" calcext:value-type="float">
            <text:p>4283076</text:p>
          </table:table-cell>
          <table:table-cell office:value-type="float" office:value="3488011" calcext:value-type="float">
            <text:p>3488011</text:p>
          </table:table-cell>
          <table:table-cell office:value-type="float" office:value="787902" calcext:value-type="float">
            <text:p>787902</text:p>
          </table:table-cell>
          <table:table-cell table:formula="of:=([.G21]/[.E21])*100" office:value-type="float" office:value="18.3957043956259" calcext:value-type="float">
            <text:p>18.3957043956259</text:p>
          </table:table-cell>
          <table:table-cell office:value-type="float" office:value="13952044" calcext:value-type="float">
            <text:p>13952044</text:p>
          </table:table-cell>
          <table:table-cell table:formula="of:=[.I21]/4" office:value-type="float" office:value="3488011" calcext:value-type="float">
            <text:p>3488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7_P1.fq.gz</text:p>
          </table:table-cell>
          <table:table-cell office:value-type="string" calcext:value-type="string">
            <text:p>P1</text:p>
          </table:table-cell>
          <table:table-cell office:value-type="float" office:value="4284929" calcext:value-type="float">
            <text:p>4284929</text:p>
          </table:table-cell>
          <table:table-cell office:value-type="float" office:value="3540233" calcext:value-type="float">
            <text:p>3540233</text:p>
          </table:table-cell>
          <table:table-cell office:value-type="float" office:value="744893" calcext:value-type="float">
            <text:p>744893</text:p>
          </table:table-cell>
          <table:table-cell table:formula="of:=([.G22]/[.E22])*100" office:value-type="float" office:value="17.3840219989643" calcext:value-type="float">
            <text:p>17.3840219989643</text:p>
          </table:table-cell>
          <table:table-cell office:value-type="float" office:value="14160932" calcext:value-type="float">
            <text:p>14160932</text:p>
          </table:table-cell>
          <table:table-cell table:formula="of:=[.I22]/4" office:value-type="float" office:value="3540233" calcext:value-type="float">
            <text:p>3540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8_P1.fq.gz</text:p>
          </table:table-cell>
          <table:table-cell office:value-type="string" calcext:value-type="string">
            <text:p>P1</text:p>
          </table:table-cell>
          <table:table-cell office:value-type="float" office:value="3974851" calcext:value-type="float">
            <text:p>3974851</text:p>
          </table:table-cell>
          <table:table-cell office:value-type="float" office:value="3376788" calcext:value-type="float">
            <text:p>3376788</text:p>
          </table:table-cell>
          <table:table-cell office:value-type="float" office:value="598511" calcext:value-type="float">
            <text:p>598511</text:p>
          </table:table-cell>
          <table:table-cell table:formula="of:=([.G23]/[.E23])*100" office:value-type="float" office:value="15.0574449205769" calcext:value-type="float">
            <text:p>15.0574449205769</text:p>
          </table:table-cell>
          <table:table-cell office:value-type="float" office:value="13507152" calcext:value-type="float">
            <text:p>13507152</text:p>
          </table:table-cell>
          <table:table-cell table:formula="of:=[.I23]/4" office:value-type="float" office:value="3376788" calcext:value-type="float">
            <text:p>3376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9_P1.fq.gz</text:p>
          </table:table-cell>
          <table:table-cell office:value-type="string" calcext:value-type="string">
            <text:p>P1</text:p>
          </table:table-cell>
          <table:table-cell office:value-type="float" office:value="4082323" calcext:value-type="float">
            <text:p>4082323</text:p>
          </table:table-cell>
          <table:table-cell office:value-type="float" office:value="2590072" calcext:value-type="float">
            <text:p>2590072</text:p>
          </table:table-cell>
          <table:table-cell office:value-type="float" office:value="1403594" calcext:value-type="float">
            <text:p>1403594</text:p>
          </table:table-cell>
          <table:table-cell table:formula="of:=([.G24]/[.E24])*100" office:value-type="float" office:value="34.3822377602164" calcext:value-type="float">
            <text:p>34.3822377602164</text:p>
          </table:table-cell>
          <table:table-cell office:value-type="float" office:value="10360288" calcext:value-type="float">
            <text:p>10360288</text:p>
          </table:table-cell>
          <table:table-cell table:formula="of:=[.I24]/4" office:value-type="float" office:value="2590072" calcext:value-type="float">
            <text:p>2590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0_P2.fq.gz</text:p>
          </table:table-cell>
          <table:table-cell office:value-type="string" calcext:value-type="string">
            <text:p>P2</text:p>
          </table:table-cell>
          <table:table-cell office:value-type="float" office:value="6326705" calcext:value-type="float">
            <text:p>6326705</text:p>
          </table:table-cell>
          <table:table-cell office:value-type="float" office:value="3808504" calcext:value-type="float">
            <text:p>3808504</text:p>
          </table:table-cell>
          <table:table-cell office:value-type="float" office:value="2374241" calcext:value-type="float">
            <text:p>2374241</text:p>
          </table:table-cell>
          <table:table-cell table:formula="of:=([.G25]/[.E25])*100" office:value-type="float" office:value="37.5272910622512" calcext:value-type="float">
            <text:p>37.5272910622512</text:p>
          </table:table-cell>
          <table:table-cell office:value-type="float" office:value="15234016" calcext:value-type="float">
            <text:p>15234016</text:p>
          </table:table-cell>
          <table:table-cell table:formula="of:=[.I25]/4" office:value-type="float" office:value="3808504" calcext:value-type="float">
            <text:p>3808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1_P2.fq.gz</text:p>
          </table:table-cell>
          <table:table-cell office:value-type="string" calcext:value-type="string">
            <text:p>P2</text:p>
          </table:table-cell>
          <table:table-cell office:value-type="float" office:value="5397625" calcext:value-type="float">
            <text:p>5397625</text:p>
          </table:table-cell>
          <table:table-cell office:value-type="float" office:value="3468474" calcext:value-type="float">
            <text:p>3468474</text:p>
          </table:table-cell>
          <table:table-cell office:value-type="float" office:value="1837978" calcext:value-type="float">
            <text:p>1837978</text:p>
          </table:table-cell>
          <table:table-cell table:formula="of:=([.G26]/[.E26])*100" office:value-type="float" office:value="34.0516060304301" calcext:value-type="float">
            <text:p>34.0516060304301</text:p>
          </table:table-cell>
          <table:table-cell office:value-type="float" office:value="13873896" calcext:value-type="float">
            <text:p>13873896</text:p>
          </table:table-cell>
          <table:table-cell table:formula="of:=[.I26]/4" office:value-type="float" office:value="3468474" calcext:value-type="float">
            <text:p>3468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2_P2.fq.gz</text:p>
          </table:table-cell>
          <table:table-cell office:value-type="string" calcext:value-type="string">
            <text:p>P2</text:p>
          </table:table-cell>
          <table:table-cell office:value-type="float" office:value="4723972" calcext:value-type="float">
            <text:p>4723972</text:p>
          </table:table-cell>
          <table:table-cell office:value-type="float" office:value="3077113" calcext:value-type="float">
            <text:p>3077113</text:p>
          </table:table-cell>
          <table:table-cell office:value-type="float" office:value="1571617" calcext:value-type="float">
            <text:p>1571617</text:p>
          </table:table-cell>
          <table:table-cell table:formula="of:=([.G27]/[.E27])*100" office:value-type="float" office:value="33.2689736518337" calcext:value-type="float">
            <text:p>33.2689736518337</text:p>
          </table:table-cell>
          <table:table-cell office:value-type="float" office:value="12308452" calcext:value-type="float">
            <text:p>12308452</text:p>
          </table:table-cell>
          <table:table-cell table:formula="of:=[.I27]/4" office:value-type="float" office:value="3077113" calcext:value-type="float">
            <text:p>3077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3_P2.fq.gz</text:p>
          </table:table-cell>
          <table:table-cell office:value-type="string" calcext:value-type="string">
            <text:p>P2</text:p>
          </table:table-cell>
          <table:table-cell office:value-type="float" office:value="4421172" calcext:value-type="float">
            <text:p>4421172</text:p>
          </table:table-cell>
          <table:table-cell office:value-type="float" office:value="3278562" calcext:value-type="float">
            <text:p>3278562</text:p>
          </table:table-cell>
          <table:table-cell office:value-type="float" office:value="1121752" calcext:value-type="float">
            <text:p>1121752</text:p>
          </table:table-cell>
          <table:table-cell table:formula="of:=([.G28]/[.E28])*100" office:value-type="float" office:value="25.3722768532869" calcext:value-type="float">
            <text:p>25.3722768532869</text:p>
          </table:table-cell>
          <table:table-cell office:value-type="float" office:value="13114248" calcext:value-type="float">
            <text:p>13114248</text:p>
          </table:table-cell>
          <table:table-cell table:formula="of:=[.I28]/4" office:value-type="float" office:value="3278562" calcext:value-type="float">
            <text:p>3278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4_P2.fq.gz</text:p>
          </table:table-cell>
          <table:table-cell office:value-type="string" calcext:value-type="string">
            <text:p>P2</text:p>
          </table:table-cell>
          <table:table-cell office:value-type="float" office:value="6576128" calcext:value-type="float">
            <text:p>6576128</text:p>
          </table:table-cell>
          <table:table-cell office:value-type="float" office:value="5084620" calcext:value-type="float">
            <text:p>5084620</text:p>
          </table:table-cell>
          <table:table-cell office:value-type="float" office:value="1483359" calcext:value-type="float">
            <text:p>1483359</text:p>
          </table:table-cell>
          <table:table-cell table:formula="of:=([.G29]/[.E29])*100" office:value-type="float" office:value="22.5567233484506" calcext:value-type="float">
            <text:p>22.5567233484506</text:p>
          </table:table-cell>
          <table:table-cell office:value-type="float" office:value="20338480" calcext:value-type="float">
            <text:p>20338480</text:p>
          </table:table-cell>
          <table:table-cell table:formula="of:=[.I29]/4" office:value-type="float" office:value="5084620" calcext:value-type="float">
            <text:p>50846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5_P2.fq.gz</text:p>
          </table:table-cell>
          <table:table-cell office:value-type="string" calcext:value-type="string">
            <text:p>P2</text:p>
          </table:table-cell>
          <table:table-cell office:value-type="float" office:value="5566228" calcext:value-type="float">
            <text:p>5566228</text:p>
          </table:table-cell>
          <table:table-cell office:value-type="float" office:value="4233117" calcext:value-type="float">
            <text:p>4233117</text:p>
          </table:table-cell>
          <table:table-cell office:value-type="float" office:value="1306941" calcext:value-type="float">
            <text:p>1306941</text:p>
          </table:table-cell>
          <table:table-cell table:formula="of:=([.G30]/[.E30])*100" office:value-type="float" office:value="23.4798323029527" calcext:value-type="float">
            <text:p>23.4798323029527</text:p>
          </table:table-cell>
          <table:table-cell office:value-type="float" office:value="16932468" calcext:value-type="float">
            <text:p>16932468</text:p>
          </table:table-cell>
          <table:table-cell table:formula="of:=[.I30]/4" office:value-type="float" office:value="4233117" calcext:value-type="float">
            <text:p>4233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6_P2.fq.gz</text:p>
          </table:table-cell>
          <table:table-cell office:value-type="string" calcext:value-type="string">
            <text:p>P2</text:p>
          </table:table-cell>
          <table:table-cell office:value-type="float" office:value="4162641" calcext:value-type="float">
            <text:p>4162641</text:p>
          </table:table-cell>
          <table:table-cell office:value-type="float" office:value="3271221" calcext:value-type="float">
            <text:p>3271221</text:p>
          </table:table-cell>
          <table:table-cell office:value-type="float" office:value="875725" calcext:value-type="float">
            <text:p>875725</text:p>
          </table:table-cell>
          <table:table-cell table:formula="of:=([.G31]/[.E31])*100" office:value-type="float" office:value="21.0377258091678" calcext:value-type="float">
            <text:p>21.0377258091678</text:p>
          </table:table-cell>
          <table:table-cell office:value-type="float" office:value="13084884" calcext:value-type="float">
            <text:p>13084884</text:p>
          </table:table-cell>
          <table:table-cell table:formula="of:=[.I31]/4" office:value-type="float" office:value="3271221" calcext:value-type="float">
            <text:p>3271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7_P2.fq.gz</text:p>
          </table:table-cell>
          <table:table-cell office:value-type="string" calcext:value-type="string">
            <text:p>P2</text:p>
          </table:table-cell>
          <table:table-cell office:value-type="float" office:value="5043935" calcext:value-type="float">
            <text:p>5043935</text:p>
          </table:table-cell>
          <table:table-cell office:value-type="float" office:value="4084777" calcext:value-type="float">
            <text:p>4084777</text:p>
          </table:table-cell>
          <table:table-cell office:value-type="float" office:value="958260" calcext:value-type="float">
            <text:p>958260</text:p>
          </table:table-cell>
          <table:table-cell table:formula="of:=([.G32]/[.E32])*100" office:value-type="float" office:value="18.9982622694384" calcext:value-type="float">
            <text:p>18.9982622694384</text:p>
          </table:table-cell>
          <table:table-cell office:value-type="float" office:value="16339108" calcext:value-type="float">
            <text:p>16339108</text:p>
          </table:table-cell>
          <table:table-cell table:formula="of:=[.I32]/4" office:value-type="float" office:value="4084777" calcext:value-type="float">
            <text:p>4084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8_P2.fq.gz</text:p>
          </table:table-cell>
          <table:table-cell office:value-type="string" calcext:value-type="string">
            <text:p>P2</text:p>
          </table:table-cell>
          <table:table-cell office:value-type="float" office:value="2384670" calcext:value-type="float">
            <text:p>2384670</text:p>
          </table:table-cell>
          <table:table-cell office:value-type="float" office:value="2161114" calcext:value-type="float">
            <text:p>2161114</text:p>
          </table:table-cell>
          <table:table-cell office:value-type="float" office:value="221503" calcext:value-type="float">
            <text:p>221503</text:p>
          </table:table-cell>
          <table:table-cell table:formula="of:=([.G33]/[.E33])*100" office:value-type="float" office:value="9.28862274444682" calcext:value-type="float">
            <text:p>9.28862274444682</text:p>
          </table:table-cell>
          <table:table-cell office:value-type="float" office:value="8644456" calcext:value-type="float">
            <text:p>8644456</text:p>
          </table:table-cell>
          <table:table-cell table:formula="of:=[.I33]/4" office:value-type="float" office:value="2161114" calcext:value-type="float">
            <text:p>2161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9_P2.fq.gz</text:p>
          </table:table-cell>
          <table:table-cell office:value-type="string" calcext:value-type="string">
            <text:p>P2</text:p>
          </table:table-cell>
          <table:table-cell office:value-type="float" office:value="4072812" calcext:value-type="float">
            <text:p>4072812</text:p>
          </table:table-cell>
          <table:table-cell office:value-type="float" office:value="3237245" calcext:value-type="float">
            <text:p>3237245</text:p>
          </table:table-cell>
          <table:table-cell office:value-type="float" office:value="822861" calcext:value-type="float">
            <text:p>822861</text:p>
          </table:table-cell>
          <table:table-cell table:formula="of:=([.G34]/[.E34])*100" office:value-type="float" office:value="20.203756029004" calcext:value-type="float">
            <text:p>20.203756029004</text:p>
          </table:table-cell>
          <table:table-cell office:value-type="float" office:value="12948980" calcext:value-type="float">
            <text:p>12948980</text:p>
          </table:table-cell>
          <table:table-cell table:formula="of:=[.I34]/4" office:value-type="float" office:value="3237245" calcext:value-type="float">
            <text:p>3237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1_P2.fq.gz</text:p>
          </table:table-cell>
          <table:table-cell office:value-type="string" calcext:value-type="string">
            <text:p>P2</text:p>
          </table:table-cell>
          <table:table-cell office:value-type="float" office:value="4084728" calcext:value-type="float">
            <text:p>4084728</text:p>
          </table:table-cell>
          <table:table-cell office:value-type="float" office:value="3259951" calcext:value-type="float">
            <text:p>3259951</text:p>
          </table:table-cell>
          <table:table-cell office:value-type="float" office:value="817876" calcext:value-type="float">
            <text:p>817876</text:p>
          </table:table-cell>
          <table:table-cell table:formula="of:=([.G35]/[.E35])*100" office:value-type="float" office:value="20.0227775264351" calcext:value-type="float">
            <text:p>20.0227775264351</text:p>
          </table:table-cell>
          <table:table-cell office:value-type="float" office:value="13039804" calcext:value-type="float">
            <text:p>13039804</text:p>
          </table:table-cell>
          <table:table-cell table:formula="of:=[.I35]/4" office:value-type="float" office:value="3259951" calcext:value-type="float">
            <text:p>32599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0_P2.fq.gz</text:p>
          </table:table-cell>
          <table:table-cell office:value-type="string" calcext:value-type="string">
            <text:p>P2</text:p>
          </table:table-cell>
          <table:table-cell office:value-type="float" office:value="4083903" calcext:value-type="float">
            <text:p>4083903</text:p>
          </table:table-cell>
          <table:table-cell office:value-type="float" office:value="3205348" calcext:value-type="float">
            <text:p>3205348</text:p>
          </table:table-cell>
          <table:table-cell office:value-type="float" office:value="863558" calcext:value-type="float">
            <text:p>863558</text:p>
          </table:table-cell>
          <table:table-cell table:formula="of:=([.G36]/[.E36])*100" office:value-type="float" office:value="21.1454091833229" calcext:value-type="float">
            <text:p>21.1454091833229</text:p>
          </table:table-cell>
          <table:table-cell office:value-type="float" office:value="12821392" calcext:value-type="float">
            <text:p>12821392</text:p>
          </table:table-cell>
          <table:table-cell table:formula="of:=[.I36]/4" office:value-type="float" office:value="3205348" calcext:value-type="float">
            <text:p>3205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1_P2.fq.gz</text:p>
          </table:table-cell>
          <table:table-cell office:value-type="string" calcext:value-type="string">
            <text:p>P2</text:p>
          </table:table-cell>
          <table:table-cell office:value-type="float" office:value="3612109" calcext:value-type="float">
            <text:p>3612109</text:p>
          </table:table-cell>
          <table:table-cell office:value-type="float" office:value="2891517" calcext:value-type="float">
            <text:p>2891517</text:p>
          </table:table-cell>
          <table:table-cell office:value-type="float" office:value="710502" calcext:value-type="float">
            <text:p>710502</text:p>
          </table:table-cell>
          <table:table-cell table:formula="of:=([.G37]/[.E37])*100" office:value-type="float" office:value="19.6700044212398" calcext:value-type="float">
            <text:p>19.6700044212398</text:p>
          </table:table-cell>
          <table:table-cell office:value-type="float" office:value="11566068" calcext:value-type="float">
            <text:p>11566068</text:p>
          </table:table-cell>
          <table:table-cell table:formula="of:=[.I37]/4" office:value-type="float" office:value="2891517" calcext:value-type="float">
            <text:p>2891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2_P2.fq.gz</text:p>
          </table:table-cell>
          <table:table-cell office:value-type="string" calcext:value-type="string">
            <text:p>P2</text:p>
          </table:table-cell>
          <table:table-cell office:value-type="float" office:value="3979689" calcext:value-type="float">
            <text:p>3979689</text:p>
          </table:table-cell>
          <table:table-cell office:value-type="float" office:value="3113487" calcext:value-type="float">
            <text:p>3113487</text:p>
          </table:table-cell>
          <table:table-cell office:value-type="float" office:value="856168" calcext:value-type="float">
            <text:p>856168</text:p>
          </table:table-cell>
          <table:table-cell table:formula="of:=([.G38]/[.E38])*100" office:value-type="float" office:value="21.5134398692963" calcext:value-type="float">
            <text:p>21.5134398692963</text:p>
          </table:table-cell>
          <table:table-cell office:value-type="float" office:value="12453948" calcext:value-type="float">
            <text:p>12453948</text:p>
          </table:table-cell>
          <table:table-cell table:formula="of:=[.I38]/4" office:value-type="float" office:value="3113487" calcext:value-type="float">
            <text:p>31134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3_P2.fq.gz</text:p>
          </table:table-cell>
          <table:table-cell office:value-type="string" calcext:value-type="string">
            <text:p>P2</text:p>
          </table:table-cell>
          <table:table-cell office:value-type="float" office:value="4650496" calcext:value-type="float">
            <text:p>4650496</text:p>
          </table:table-cell>
          <table:table-cell office:value-type="float" office:value="3554028" calcext:value-type="float">
            <text:p>3554028</text:p>
          </table:table-cell>
          <table:table-cell office:value-type="float" office:value="1069473" calcext:value-type="float">
            <text:p>1069473</text:p>
          </table:table-cell>
          <table:table-cell table:formula="of:=([.G39]/[.E39])*100" office:value-type="float" office:value="22.9969663450952" calcext:value-type="float">
            <text:p>22.9969663450952</text:p>
          </table:table-cell>
          <table:table-cell office:value-type="float" office:value="14216112" calcext:value-type="float">
            <text:p>14216112</text:p>
          </table:table-cell>
          <table:table-cell table:formula="of:=[.I39]/4" office:value-type="float" office:value="3554028" calcext:value-type="float">
            <text:p>3554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2_P2.fq.gz</text:p>
          </table:table-cell>
          <table:table-cell office:value-type="string" calcext:value-type="string">
            <text:p>P2</text:p>
          </table:table-cell>
          <table:table-cell office:value-type="float" office:value="5474108" calcext:value-type="float">
            <text:p>5474108</text:p>
          </table:table-cell>
          <table:table-cell office:value-type="float" office:value="4434819" calcext:value-type="float">
            <text:p>4434819</text:p>
          </table:table-cell>
          <table:table-cell office:value-type="float" office:value="1036754" calcext:value-type="float">
            <text:p>1036754</text:p>
          </table:table-cell>
          <table:table-cell table:formula="of:=([.G40]/[.E40])*100" office:value-type="float" office:value="18.939231743327" calcext:value-type="float">
            <text:p>18.939231743327</text:p>
          </table:table-cell>
          <table:table-cell office:value-type="float" office:value="17739276" calcext:value-type="float">
            <text:p>17739276</text:p>
          </table:table-cell>
          <table:table-cell table:formula="of:=[.I40]/4" office:value-type="float" office:value="4434819" calcext:value-type="float">
            <text:p>4434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3_P2.fq.gz</text:p>
          </table:table-cell>
          <table:table-cell office:value-type="string" calcext:value-type="string">
            <text:p>P2</text:p>
          </table:table-cell>
          <table:table-cell office:value-type="float" office:value="4483920" calcext:value-type="float">
            <text:p>4483920</text:p>
          </table:table-cell>
          <table:table-cell office:value-type="float" office:value="3525128" calcext:value-type="float">
            <text:p>3525128</text:p>
          </table:table-cell>
          <table:table-cell office:value-type="float" office:value="950924" calcext:value-type="float">
            <text:p>950924</text:p>
          </table:table-cell>
          <table:table-cell table:formula="of:=([.G41]/[.E41])*100" office:value-type="float" office:value="21.2074256454174" calcext:value-type="float">
            <text:p>21.2074256454174</text:p>
          </table:table-cell>
          <table:table-cell office:value-type="float" office:value="14100512" calcext:value-type="float">
            <text:p>14100512</text:p>
          </table:table-cell>
          <table:table-cell table:formula="of:=[.I41]/4" office:value-type="float" office:value="3525128" calcext:value-type="float">
            <text:p>3525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4_P2.fq.gz</text:p>
          </table:table-cell>
          <table:table-cell office:value-type="string" calcext:value-type="string">
            <text:p>P2</text:p>
          </table:table-cell>
          <table:table-cell office:value-type="float" office:value="3755212" calcext:value-type="float">
            <text:p>3755212</text:p>
          </table:table-cell>
          <table:table-cell office:value-type="float" office:value="2921937" calcext:value-type="float">
            <text:p>2921937</text:p>
          </table:table-cell>
          <table:table-cell office:value-type="float" office:value="826539" calcext:value-type="float">
            <text:p>826539</text:p>
          </table:table-cell>
          <table:table-cell table:formula="of:=([.G42]/[.E42])*100" office:value-type="float" office:value="22.0104484114346" calcext:value-type="float">
            <text:p>22.0104484114346</text:p>
          </table:table-cell>
          <table:table-cell office:value-type="float" office:value="11687748" calcext:value-type="float">
            <text:p>11687748</text:p>
          </table:table-cell>
          <table:table-cell table:formula="of:=[.I42]/4" office:value-type="float" office:value="2921937" calcext:value-type="float">
            <text:p>29219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5_P2.fq.gz</text:p>
          </table:table-cell>
          <table:table-cell office:value-type="string" calcext:value-type="string">
            <text:p>P2</text:p>
          </table:table-cell>
          <table:table-cell office:value-type="float" office:value="4136521" calcext:value-type="float">
            <text:p>4136521</text:p>
          </table:table-cell>
          <table:table-cell office:value-type="float" office:value="3261743" calcext:value-type="float">
            <text:p>3261743</text:p>
          </table:table-cell>
          <table:table-cell office:value-type="float" office:value="866397" calcext:value-type="float">
            <text:p>866397</text:p>
          </table:table-cell>
          <table:table-cell table:formula="of:=([.G43]/[.E43])*100" office:value-type="float" office:value="20.9450647053406" calcext:value-type="float">
            <text:p>20.9450647053406</text:p>
          </table:table-cell>
          <table:table-cell office:value-type="float" office:value="13046972" calcext:value-type="float">
            <text:p>13046972</text:p>
          </table:table-cell>
          <table:table-cell table:formula="of:=[.I43]/4" office:value-type="float" office:value="3261743" calcext:value-type="float">
            <text:p>3261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6_P2.fq.gz</text:p>
          </table:table-cell>
          <table:table-cell office:value-type="string" calcext:value-type="string">
            <text:p>P2</text:p>
          </table:table-cell>
          <table:table-cell office:value-type="float" office:value="3880563" calcext:value-type="float">
            <text:p>3880563</text:p>
          </table:table-cell>
          <table:table-cell office:value-type="float" office:value="2937915" calcext:value-type="float">
            <text:p>2937915</text:p>
          </table:table-cell>
          <table:table-cell office:value-type="float" office:value="933596" calcext:value-type="float">
            <text:p>933596</text:p>
          </table:table-cell>
          <table:table-cell table:formula="of:=([.G44]/[.E44])*100" office:value-type="float" office:value="24.0582616491473" calcext:value-type="float">
            <text:p>24.0582616491473</text:p>
          </table:table-cell>
          <table:table-cell office:value-type="float" office:value="11751660" calcext:value-type="float">
            <text:p>11751660</text:p>
          </table:table-cell>
          <table:table-cell table:formula="of:=[.I44]/4" office:value-type="float" office:value="2937915" calcext:value-type="float">
            <text:p>2937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7_P2.fq.gz</text:p>
          </table:table-cell>
          <table:table-cell office:value-type="string" calcext:value-type="string">
            <text:p>P2</text:p>
          </table:table-cell>
          <table:table-cell office:value-type="float" office:value="4896038" calcext:value-type="float">
            <text:p>4896038</text:p>
          </table:table-cell>
          <table:table-cell office:value-type="float" office:value="3761324" calcext:value-type="float">
            <text:p>3761324</text:p>
          </table:table-cell>
          <table:table-cell office:value-type="float" office:value="1121548" calcext:value-type="float">
            <text:p>1121548</text:p>
          </table:table-cell>
          <table:table-cell table:formula="of:=([.G45]/[.E45])*100" office:value-type="float" office:value="22.9072568472712" calcext:value-type="float">
            <text:p>22.9072568472712</text:p>
          </table:table-cell>
          <table:table-cell office:value-type="float" office:value="15045296" calcext:value-type="float">
            <text:p>15045296</text:p>
          </table:table-cell>
          <table:table-cell table:formula="of:=[.I45]/4" office:value-type="float" office:value="3761324" calcext:value-type="float">
            <text:p>3761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8_P2.fq.gz</text:p>
          </table:table-cell>
          <table:table-cell office:value-type="string" calcext:value-type="string">
            <text:p>P2</text:p>
          </table:table-cell>
          <table:table-cell office:value-type="float" office:value="4151180" calcext:value-type="float">
            <text:p>4151180</text:p>
          </table:table-cell>
          <table:table-cell office:value-type="float" office:value="3224027" calcext:value-type="float">
            <text:p>3224027</text:p>
          </table:table-cell>
          <table:table-cell office:value-type="float" office:value="915968" calcext:value-type="float">
            <text:p>915968</text:p>
          </table:table-cell>
          <table:table-cell table:formula="of:=([.G46]/[.E46])*100" office:value-type="float" office:value="22.0652440992682" calcext:value-type="float">
            <text:p>22.0652440992682</text:p>
          </table:table-cell>
          <table:table-cell office:value-type="float" office:value="12896108" calcext:value-type="float">
            <text:p>12896108</text:p>
          </table:table-cell>
          <table:table-cell table:formula="of:=[.I46]/4" office:value-type="float" office:value="3224027" calcext:value-type="float">
            <text:p>3224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ms9_P2.fq.gz</text:p>
          </table:table-cell>
          <table:table-cell office:value-type="string" calcext:value-type="string">
            <text:p>P2</text:p>
          </table:table-cell>
          <table:table-cell office:value-type="float" office:value="4408560" calcext:value-type="float">
            <text:p>4408560</text:p>
          </table:table-cell>
          <table:table-cell office:value-type="float" office:value="3523649" calcext:value-type="float">
            <text:p>3523649</text:p>
          </table:table-cell>
          <table:table-cell office:value-type="float" office:value="888432" calcext:value-type="float">
            <text:p>888432</text:p>
          </table:table-cell>
          <table:table-cell table:formula="of:=([.G47]/[.E47])*100" office:value-type="float" office:value="20.1524307256791" calcext:value-type="float">
            <text:p>20.1524307256791</text:p>
          </table:table-cell>
          <table:table-cell office:value-type="float" office:value="14094596" calcext:value-type="float">
            <text:p>14094596</text:p>
          </table:table-cell>
          <table:table-cell table:formula="of:=[.I47]/4" office:value-type="float" office:value="3523649" calcext:value-type="float">
            <text:p>3523649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wx--- 1 sfreitas1 pi_tschwand_100169-pr-g 268709637 Jan 13 09</text:p>
          </table:table-cell>
          <table:table-cell office:value-type="string" calcext:value-type="string">
            <text:p>44 Tms10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47787378 Jan 13 09</text:p>
          </table:table-cell>
          <table:table-cell office:value-type="string" calcext:value-type="string">
            <text:p>44 Tms11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29813444 Jan 13 09</text:p>
          </table:table-cell>
          <table:table-cell office:value-type="string" calcext:value-type="string">
            <text:p>44 Tms12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173811579 Jan 13 09</text:p>
          </table:table-cell>
          <table:table-cell office:value-type="string" calcext:value-type="string">
            <text:p>44 Tms13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36051320 Jan 13 09</text:p>
          </table:table-cell>
          <table:table-cell office:value-type="string" calcext:value-type="string">
            <text:p>44 Tms14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10651284 Jan 13 09</text:p>
          </table:table-cell>
          <table:table-cell office:value-type="string" calcext:value-type="string">
            <text:p>44 Tms15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73670376 Jan 13 09</text:p>
          </table:table-cell>
          <table:table-cell office:value-type="string" calcext:value-type="string">
            <text:p>44 Tms16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74300586 Jan 13 09</text:p>
          </table:table-cell>
          <table:table-cell office:value-type="string" calcext:value-type="string">
            <text:p>44 Tms17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329870607 Jan 13 09</text:p>
          </table:table-cell>
          <table:table-cell office:value-type="string" calcext:value-type="string">
            <text:p>44 Tms18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05776805 Jan 13 09</text:p>
          </table:table-cell>
          <table:table-cell office:value-type="string" calcext:value-type="string">
            <text:p>44 Tms19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346653929 Jan 13 09</text:p>
          </table:table-cell>
          <table:table-cell office:value-type="string" calcext:value-type="string">
            <text:p>44 Tms1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24701719 Jan 13 09</text:p>
          </table:table-cell>
          <table:table-cell office:value-type="string" calcext:value-type="string">
            <text:p>44 Tms20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39605866 Jan 13 09</text:p>
          </table:table-cell>
          <table:table-cell office:value-type="string" calcext:value-type="string">
            <text:p>44 Tms21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73662584 Jan 13 09</text:p>
          </table:table-cell>
          <table:table-cell office:value-type="string" calcext:value-type="string">
            <text:p>44 Tms22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84949378 Jan 13 09</text:p>
          </table:table-cell>
          <table:table-cell office:value-type="string" calcext:value-type="string">
            <text:p>44 Tms23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83585354 Jan 13 09</text:p>
          </table:table-cell>
          <table:table-cell office:value-type="string" calcext:value-type="string">
            <text:p>44 Tms2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94490988 Jan 13 09</text:p>
          </table:table-cell>
          <table:table-cell office:value-type="string" calcext:value-type="string">
            <text:p>44 Tms3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68258270 Jan 13 09</text:p>
          </table:table-cell>
          <table:table-cell office:value-type="string" calcext:value-type="string">
            <text:p>44 Tms4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49080837 Jan 13 09</text:p>
          </table:table-cell>
          <table:table-cell office:value-type="string" calcext:value-type="string">
            <text:p>44 Tms5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54672221 Jan 13 09</text:p>
          </table:table-cell>
          <table:table-cell office:value-type="string" calcext:value-type="string">
            <text:p>44 Tms6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53993779 Jan 13 09</text:p>
          </table:table-cell>
          <table:table-cell office:value-type="string" calcext:value-type="string">
            <text:p>44 Tms7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39887342 Jan 13 09</text:p>
          </table:table-cell>
          <table:table-cell office:value-type="string" calcext:value-type="string">
            <text:p>44 Tms8_P1.fq.g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rwxrwx--- 1 sfreitas1 pi_tschwand_100169-pr-g 231733762 Jan 13 09</text:p>
          </table:table-cell>
          <table:table-cell office:value-type="string" calcext:value-type="string">
            <text:p>44 Tms9_P1.fq.gz</text:p>
          </table:table-cell>
          <table:table-cell table:number-columns-repeated="8"/>
        </table:table-row>
      </table:table>
      <table:table table:name="TdiTsi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o of reads before trim</text:p>
          </table:table-cell>
          <table:table-cell office:value-type="string" calcext:value-type="string">
            <text:p>no of reads after trim</text:p>
          </table:table-cell>
          <table:table-cell office:value-type="string" calcext:value-type="string">
            <text:p>no of grep hits before trim</text:p>
          </table:table-cell>
          <table:table-cell office:value-type="string" calcext:value-type="string">
            <text:p>% grep hits before trim</text:p>
          </table:table-cell>
        </table:table-row>
        <table:table-row table:style-name="ro1">
          <table:table-cell office:value-type="string" calcext:value-type="string">
            <text:p>Tdi10</text:p>
          </table:table-cell>
          <table:table-cell office:value-type="string" calcext:value-type="string">
            <text:p>Tdi10_P1</text:p>
          </table:table-cell>
          <table:table-cell office:value-type="string" calcext:value-type="string">
            <text:p>Tdi10_P1.fq</text:p>
          </table:table-cell>
          <table:table-cell office:value-type="string" calcext:value-type="string">
            <text:p>P1</text:p>
          </table:table-cell>
          <table:table-cell office:value-type="float" office:value="1569170" calcext:value-type="float">
            <text:p>1569170</text:p>
          </table:table-cell>
          <table:table-cell/>
          <table:table-cell office:value-type="float" office:value="741719" calcext:value-type="float">
            <text:p>741719</text:p>
          </table:table-cell>
          <table:table-cell table:formula="of:=([.G2]/[.E2])*100" office:value-type="float" office:value="47.2682373484071" calcext:value-type="float">
            <text:p>47.2682373484071</text:p>
          </table:table-cell>
        </table:table-row>
        <table:table-row table:style-name="ro1">
          <table:table-cell office:value-type="string" calcext:value-type="string">
            <text:p>Tdi11</text:p>
          </table:table-cell>
          <table:table-cell office:value-type="string" calcext:value-type="string">
            <text:p>Tdi11_P1</text:p>
          </table:table-cell>
          <table:table-cell office:value-type="string" calcext:value-type="string">
            <text:p>Tdi11_P1.fq</text:p>
          </table:table-cell>
          <table:table-cell office:value-type="string" calcext:value-type="string">
            <text:p>P1</text:p>
          </table:table-cell>
          <table:table-cell office:value-type="float" office:value="1454173" calcext:value-type="float">
            <text:p>1454173</text:p>
          </table:table-cell>
          <table:table-cell/>
          <table:table-cell office:value-type="float" office:value="691823" calcext:value-type="float">
            <text:p>691823</text:p>
          </table:table-cell>
          <table:table-cell table:formula="of:=([.G3]/[.E3])*100" office:value-type="float" office:value="47.5750134268756" calcext:value-type="float">
            <text:p>47.5750134268756</text:p>
          </table:table-cell>
        </table:table-row>
        <table:table-row table:style-name="ro1">
          <table:table-cell office:value-type="string" calcext:value-type="string">
            <text:p>Tdi12</text:p>
          </table:table-cell>
          <table:table-cell office:value-type="string" calcext:value-type="string">
            <text:p>Tdi12_P1</text:p>
          </table:table-cell>
          <table:table-cell office:value-type="string" calcext:value-type="string">
            <text:p>Tdi12_P1.fq</text:p>
          </table:table-cell>
          <table:table-cell office:value-type="string" calcext:value-type="string">
            <text:p>P1</text:p>
          </table:table-cell>
          <table:table-cell office:value-type="float" office:value="1672799" calcext:value-type="float">
            <text:p>1672799</text:p>
          </table:table-cell>
          <table:table-cell/>
          <table:table-cell office:value-type="float" office:value="839677" calcext:value-type="float">
            <text:p>839677</text:p>
          </table:table-cell>
          <table:table-cell table:formula="of:=([.G4]/[.E4])*100" office:value-type="float" office:value="50.1959290984751" calcext:value-type="float">
            <text:p>50.1959290984751</text:p>
          </table:table-cell>
        </table:table-row>
        <table:table-row table:style-name="ro1">
          <table:table-cell office:value-type="string" calcext:value-type="string">
            <text:p>Tdi13</text:p>
          </table:table-cell>
          <table:table-cell office:value-type="string" calcext:value-type="string">
            <text:p>Tdi13_P1</text:p>
          </table:table-cell>
          <table:table-cell office:value-type="string" calcext:value-type="string">
            <text:p>Tdi13_P1.fq</text:p>
          </table:table-cell>
          <table:table-cell office:value-type="string" calcext:value-type="string">
            <text:p>P1</text:p>
          </table:table-cell>
          <table:table-cell office:value-type="float" office:value="1806124" calcext:value-type="float">
            <text:p>1806124</text:p>
          </table:table-cell>
          <table:table-cell/>
          <table:table-cell office:value-type="float" office:value="898159" calcext:value-type="float">
            <text:p>898159</text:p>
          </table:table-cell>
          <table:table-cell table:formula="of:=([.G5]/[.E5])*100" office:value-type="float" office:value="49.7285346963996" calcext:value-type="float">
            <text:p>49.7285346963996</text:p>
          </table:table-cell>
        </table:table-row>
        <table:table-row table:style-name="ro1">
          <table:table-cell office:value-type="string" calcext:value-type="string">
            <text:p>Tdi14</text:p>
          </table:table-cell>
          <table:table-cell office:value-type="string" calcext:value-type="string">
            <text:p>Tdi14_P1</text:p>
          </table:table-cell>
          <table:table-cell office:value-type="string" calcext:value-type="string">
            <text:p>Tdi14_P1.fq</text:p>
          </table:table-cell>
          <table:table-cell office:value-type="string" calcext:value-type="string">
            <text:p>P1</text:p>
          </table:table-cell>
          <table:table-cell office:value-type="float" office:value="1555603" calcext:value-type="float">
            <text:p>1555603</text:p>
          </table:table-cell>
          <table:table-cell/>
          <table:table-cell office:value-type="float" office:value="781825" calcext:value-type="float">
            <text:p>781825</text:p>
          </table:table-cell>
          <table:table-cell table:formula="of:=([.G6]/[.E6])*100" office:value-type="float" office:value="50.2586456827352" calcext:value-type="float">
            <text:p>50.2586456827352</text:p>
          </table:table-cell>
        </table:table-row>
        <table:table-row table:style-name="ro1">
          <table:table-cell office:value-type="string" calcext:value-type="string">
            <text:p>Tdi15</text:p>
          </table:table-cell>
          <table:table-cell office:value-type="string" calcext:value-type="string">
            <text:p>Tdi15_P1</text:p>
          </table:table-cell>
          <table:table-cell office:value-type="string" calcext:value-type="string">
            <text:p>Tdi15_P1.fq</text:p>
          </table:table-cell>
          <table:table-cell office:value-type="string" calcext:value-type="string">
            <text:p>P1</text:p>
          </table:table-cell>
          <table:table-cell office:value-type="float" office:value="1438072" calcext:value-type="float">
            <text:p>1438072</text:p>
          </table:table-cell>
          <table:table-cell/>
          <table:table-cell office:value-type="float" office:value="677193" calcext:value-type="float">
            <text:p>677193</text:p>
          </table:table-cell>
          <table:table-cell table:formula="of:=([.G7]/[.E7])*100" office:value-type="float" office:value="47.0903404002025" calcext:value-type="float">
            <text:p>47.0903404002025</text:p>
          </table:table-cell>
        </table:table-row>
        <table:table-row table:style-name="ro1">
          <table:table-cell office:value-type="string" calcext:value-type="string">
            <text:p>Tdi16</text:p>
          </table:table-cell>
          <table:table-cell office:value-type="string" calcext:value-type="string">
            <text:p>Tdi16_P1</text:p>
          </table:table-cell>
          <table:table-cell office:value-type="string" calcext:value-type="string">
            <text:p>Tdi16_P1.fq</text:p>
          </table:table-cell>
          <table:table-cell office:value-type="string" calcext:value-type="string">
            <text:p>P1</text:p>
          </table:table-cell>
          <table:table-cell office:value-type="float" office:value="1738229" calcext:value-type="float">
            <text:p>1738229</text:p>
          </table:table-cell>
          <table:table-cell/>
          <table:table-cell office:value-type="float" office:value="879320" calcext:value-type="float">
            <text:p>879320</text:p>
          </table:table-cell>
          <table:table-cell table:formula="of:=([.G8]/[.E8])*100" office:value-type="float" office:value="50.5871205692691" calcext:value-type="float">
            <text:p>50.5871205692691</text:p>
          </table:table-cell>
        </table:table-row>
        <table:table-row table:style-name="ro1">
          <table:table-cell office:value-type="string" calcext:value-type="string">
            <text:p>Tdi17</text:p>
          </table:table-cell>
          <table:table-cell office:value-type="string" calcext:value-type="string">
            <text:p>Tdi17_P1</text:p>
          </table:table-cell>
          <table:table-cell office:value-type="string" calcext:value-type="string">
            <text:p>Tdi17_P1.fq</text:p>
          </table:table-cell>
          <table:table-cell office:value-type="string" calcext:value-type="string">
            <text:p>P1</text:p>
          </table:table-cell>
          <table:table-cell office:value-type="float" office:value="1577094" calcext:value-type="float">
            <text:p>1577094</text:p>
          </table:table-cell>
          <table:table-cell/>
          <table:table-cell office:value-type="float" office:value="800249" calcext:value-type="float">
            <text:p>800249</text:p>
          </table:table-cell>
          <table:table-cell table:formula="of:=([.G9]/[.E9])*100" office:value-type="float" office:value="50.7419976234771" calcext:value-type="float">
            <text:p>50.7419976234771</text:p>
          </table:table-cell>
        </table:table-row>
        <table:table-row table:style-name="ro1">
          <table:table-cell office:value-type="string" calcext:value-type="string">
            <text:p>Tdi18</text:p>
          </table:table-cell>
          <table:table-cell office:value-type="string" calcext:value-type="string">
            <text:p>Tdi18_P1</text:p>
          </table:table-cell>
          <table:table-cell office:value-type="string" calcext:value-type="string">
            <text:p>Tdi18_P1.fq</text:p>
          </table:table-cell>
          <table:table-cell office:value-type="string" calcext:value-type="string">
            <text:p>P1</text:p>
          </table:table-cell>
          <table:table-cell office:value-type="float" office:value="1565245" calcext:value-type="float">
            <text:p>1565245</text:p>
          </table:table-cell>
          <table:table-cell/>
          <table:table-cell office:value-type="float" office:value="734369" calcext:value-type="float">
            <text:p>734369</text:p>
          </table:table-cell>
          <table:table-cell table:formula="of:=([.G10]/[.E10])*100" office:value-type="float" office:value="46.9171918773099" calcext:value-type="float">
            <text:p>46.9171918773099</text:p>
          </table:table-cell>
        </table:table-row>
        <table:table-row table:style-name="ro1">
          <table:table-cell office:value-type="string" calcext:value-type="string">
            <text:p>Tdi19</text:p>
          </table:table-cell>
          <table:table-cell office:value-type="string" calcext:value-type="string">
            <text:p>Tdi19_P1</text:p>
          </table:table-cell>
          <table:table-cell office:value-type="string" calcext:value-type="string">
            <text:p>Tdi19_P1.fq</text:p>
          </table:table-cell>
          <table:table-cell office:value-type="string" calcext:value-type="string">
            <text:p>P1</text:p>
          </table:table-cell>
          <table:table-cell office:value-type="float" office:value="1654551" calcext:value-type="float">
            <text:p>1654551</text:p>
          </table:table-cell>
          <table:table-cell/>
          <table:table-cell office:value-type="float" office:value="819289" calcext:value-type="float">
            <text:p>819289</text:p>
          </table:table-cell>
          <table:table-cell table:formula="of:=([.G11]/[.E11])*100" office:value-type="float" office:value="49.5173010683865" calcext:value-type="float">
            <text:p>49.5173010683865</text:p>
          </table:table-cell>
        </table:table-row>
        <table:table-row table:style-name="ro1">
          <table:table-cell office:value-type="string" calcext:value-type="string">
            <text:p>Tdi1</text:p>
          </table:table-cell>
          <table:table-cell office:value-type="string" calcext:value-type="string">
            <text:p>Tdi1_P1</text:p>
          </table:table-cell>
          <table:table-cell office:value-type="string" calcext:value-type="string">
            <text:p>Tdi1_P1.fq</text:p>
          </table:table-cell>
          <table:table-cell office:value-type="string" calcext:value-type="string">
            <text:p>P1</text:p>
          </table:table-cell>
          <table:table-cell office:value-type="float" office:value="2016170" calcext:value-type="float">
            <text:p>2016170</text:p>
          </table:table-cell>
          <table:table-cell/>
          <table:table-cell office:value-type="float" office:value="1007820" calcext:value-type="float">
            <text:p>1007820</text:p>
          </table:table-cell>
          <table:table-cell table:formula="of:=([.G12]/[.E12])*100" office:value-type="float" office:value="49.9868562670807" calcext:value-type="float">
            <text:p>49.9868562670807</text:p>
          </table:table-cell>
        </table:table-row>
        <table:table-row table:style-name="ro1">
          <table:table-cell office:value-type="string" calcext:value-type="string">
            <text:p>Tdi20</text:p>
          </table:table-cell>
          <table:table-cell office:value-type="string" calcext:value-type="string">
            <text:p>Tdi20_P1</text:p>
          </table:table-cell>
          <table:table-cell office:value-type="string" calcext:value-type="string">
            <text:p>Tdi20_P1.fq</text:p>
          </table:table-cell>
          <table:table-cell office:value-type="string" calcext:value-type="string">
            <text:p>P1</text:p>
          </table:table-cell>
          <table:table-cell office:value-type="float" office:value="1525353" calcext:value-type="float">
            <text:p>1525353</text:p>
          </table:table-cell>
          <table:table-cell/>
          <table:table-cell office:value-type="float" office:value="734278" calcext:value-type="float">
            <text:p>734278</text:p>
          </table:table-cell>
          <table:table-cell table:formula="of:=([.G13]/[.E13])*100" office:value-type="float" office:value="48.1382342316828" calcext:value-type="float">
            <text:p>48.1382342316828</text:p>
          </table:table-cell>
        </table:table-row>
        <table:table-row table:style-name="ro1">
          <table:table-cell office:value-type="string" calcext:value-type="string">
            <text:p>Tdi21</text:p>
          </table:table-cell>
          <table:table-cell office:value-type="string" calcext:value-type="string">
            <text:p>Tdi21_P1</text:p>
          </table:table-cell>
          <table:table-cell office:value-type="string" calcext:value-type="string">
            <text:p>Tdi21_P1.fq</text:p>
          </table:table-cell>
          <table:table-cell office:value-type="string" calcext:value-type="string">
            <text:p>P1</text:p>
          </table:table-cell>
          <table:table-cell office:value-type="float" office:value="1837677" calcext:value-type="float">
            <text:p>1837677</text:p>
          </table:table-cell>
          <table:table-cell/>
          <table:table-cell office:value-type="float" office:value="964432" calcext:value-type="float">
            <text:p>964432</text:p>
          </table:table-cell>
          <table:table-cell table:formula="of:=([.G14]/[.E14])*100" office:value-type="float" office:value="52.4810399215967" calcext:value-type="float">
            <text:p>52.4810399215967</text:p>
          </table:table-cell>
        </table:table-row>
        <table:table-row table:style-name="ro1">
          <table:table-cell office:value-type="string" calcext:value-type="string">
            <text:p>Tdi22</text:p>
          </table:table-cell>
          <table:table-cell office:value-type="string" calcext:value-type="string">
            <text:p>Tdi22_P1</text:p>
          </table:table-cell>
          <table:table-cell office:value-type="string" calcext:value-type="string">
            <text:p>Tdi22_P1.fq</text:p>
          </table:table-cell>
          <table:table-cell office:value-type="string" calcext:value-type="string">
            <text:p>P1</text:p>
          </table:table-cell>
          <table:table-cell office:value-type="float" office:value="1769533" calcext:value-type="float">
            <text:p>1769533</text:p>
          </table:table-cell>
          <table:table-cell/>
          <table:table-cell office:value-type="float" office:value="881793" calcext:value-type="float">
            <text:p>881793</text:p>
          </table:table-cell>
          <table:table-cell table:formula="of:=([.G15]/[.E15])*100" office:value-type="float" office:value="49.8319613140868" calcext:value-type="float">
            <text:p>49.8319613140868</text:p>
          </table:table-cell>
        </table:table-row>
        <table:table-row table:style-name="ro1">
          <table:table-cell office:value-type="string" calcext:value-type="string">
            <text:p>Tdi23</text:p>
          </table:table-cell>
          <table:table-cell office:value-type="string" calcext:value-type="string">
            <text:p>Tdi23_P1</text:p>
          </table:table-cell>
          <table:table-cell office:value-type="string" calcext:value-type="string">
            <text:p>Tdi23_P1.fq</text:p>
          </table:table-cell>
          <table:table-cell office:value-type="string" calcext:value-type="string">
            <text:p>P1</text:p>
          </table:table-cell>
          <table:table-cell office:value-type="float" office:value="1462094" calcext:value-type="float">
            <text:p>1462094</text:p>
          </table:table-cell>
          <table:table-cell/>
          <table:table-cell office:value-type="float" office:value="671786" calcext:value-type="float">
            <text:p>671786</text:p>
          </table:table-cell>
          <table:table-cell table:formula="of:=([.G16]/[.E16])*100" office:value-type="float" office:value="45.94684062721" calcext:value-type="float">
            <text:p>45.94684062721</text:p>
          </table:table-cell>
        </table:table-row>
        <table:table-row table:style-name="ro1">
          <table:table-cell office:value-type="string" calcext:value-type="string">
            <text:p>Tdi24</text:p>
          </table:table-cell>
          <table:table-cell office:value-type="string" calcext:value-type="string">
            <text:p>Tdi24_P1</text:p>
          </table:table-cell>
          <table:table-cell office:value-type="string" calcext:value-type="string">
            <text:p>Tdi24_P1.fq</text:p>
          </table:table-cell>
          <table:table-cell office:value-type="string" calcext:value-type="string">
            <text:p>P1</text:p>
          </table:table-cell>
          <table:table-cell office:value-type="float" office:value="2243337" calcext:value-type="float">
            <text:p>2243337</text:p>
          </table:table-cell>
          <table:table-cell/>
          <table:table-cell office:value-type="float" office:value="1157563" calcext:value-type="float">
            <text:p>1157563</text:p>
          </table:table-cell>
          <table:table-cell table:formula="of:=([.G17]/[.E17])*100" office:value-type="float" office:value="51.6000493907068" calcext:value-type="float">
            <text:p>51.6000493907068</text:p>
          </table:table-cell>
        </table:table-row>
        <table:table-row table:style-name="ro1">
          <table:table-cell office:value-type="string" calcext:value-type="string">
            <text:p>Tdi2</text:p>
          </table:table-cell>
          <table:table-cell office:value-type="string" calcext:value-type="string">
            <text:p>Tdi2_P1</text:p>
          </table:table-cell>
          <table:table-cell office:value-type="string" calcext:value-type="string">
            <text:p>Tdi2_P1.fq</text:p>
          </table:table-cell>
          <table:table-cell office:value-type="string" calcext:value-type="string">
            <text:p>P1</text:p>
          </table:table-cell>
          <table:table-cell office:value-type="float" office:value="1941088" calcext:value-type="float">
            <text:p>1941088</text:p>
          </table:table-cell>
          <table:table-cell/>
          <table:table-cell office:value-type="float" office:value="992094" calcext:value-type="float">
            <text:p>992094</text:p>
          </table:table-cell>
          <table:table-cell table:formula="of:=([.G18]/[.E18])*100" office:value-type="float" office:value="51.1102021134539" calcext:value-type="float">
            <text:p>51.1102021134539</text:p>
          </table:table-cell>
        </table:table-row>
        <table:table-row table:style-name="ro1">
          <table:table-cell office:value-type="string" calcext:value-type="string">
            <text:p>Tdi3</text:p>
          </table:table-cell>
          <table:table-cell office:value-type="string" calcext:value-type="string">
            <text:p>Tdi3_P1</text:p>
          </table:table-cell>
          <table:table-cell office:value-type="string" calcext:value-type="string">
            <text:p>Tdi3_P1.fq</text:p>
          </table:table-cell>
          <table:table-cell office:value-type="string" calcext:value-type="string">
            <text:p>P1</text:p>
          </table:table-cell>
          <table:table-cell office:value-type="float" office:value="2057343" calcext:value-type="float">
            <text:p>2057343</text:p>
          </table:table-cell>
          <table:table-cell/>
          <table:table-cell office:value-type="float" office:value="1041458" calcext:value-type="float">
            <text:p>1041458</text:p>
          </table:table-cell>
          <table:table-cell table:formula="of:=([.G19]/[.E19])*100" office:value-type="float" office:value="50.6215055049158" calcext:value-type="float">
            <text:p>50.6215055049158</text:p>
          </table:table-cell>
        </table:table-row>
        <table:table-row table:style-name="ro1">
          <table:table-cell office:value-type="string" calcext:value-type="string">
            <text:p>Tdi4</text:p>
          </table:table-cell>
          <table:table-cell office:value-type="string" calcext:value-type="string">
            <text:p>Tdi4_P1</text:p>
          </table:table-cell>
          <table:table-cell office:value-type="string" calcext:value-type="string">
            <text:p>Tdi4_P1.fq</text:p>
          </table:table-cell>
          <table:table-cell office:value-type="string" calcext:value-type="string">
            <text:p>P1</text:p>
          </table:table-cell>
          <table:table-cell office:value-type="float" office:value="1311471" calcext:value-type="float">
            <text:p>1311471</text:p>
          </table:table-cell>
          <table:table-cell/>
          <table:table-cell office:value-type="float" office:value="655576" calcext:value-type="float">
            <text:p>655576</text:p>
          </table:table-cell>
          <table:table-cell table:formula="of:=([.G20]/[.E20])*100" office:value-type="float" office:value="49.9878380841056" calcext:value-type="float">
            <text:p>49.9878380841056</text:p>
          </table:table-cell>
        </table:table-row>
        <table:table-row table:style-name="ro1">
          <table:table-cell office:value-type="string" calcext:value-type="string">
            <text:p>Tdi5</text:p>
          </table:table-cell>
          <table:table-cell office:value-type="string" calcext:value-type="string">
            <text:p>Tdi5_P1</text:p>
          </table:table-cell>
          <table:table-cell office:value-type="string" calcext:value-type="string">
            <text:p>Tdi5_P1.fq</text:p>
          </table:table-cell>
          <table:table-cell office:value-type="string" calcext:value-type="string">
            <text:p>P1</text:p>
          </table:table-cell>
          <table:table-cell office:value-type="float" office:value="1591084" calcext:value-type="float">
            <text:p>1591084</text:p>
          </table:table-cell>
          <table:table-cell/>
          <table:table-cell office:value-type="float" office:value="767385" calcext:value-type="float">
            <text:p>767385</text:p>
          </table:table-cell>
          <table:table-cell table:formula="of:=([.G21]/[.E21])*100" office:value-type="float" office:value="48.2303259915881" calcext:value-type="float">
            <text:p>48.2303259915881</text:p>
          </table:table-cell>
        </table:table-row>
        <table:table-row table:style-name="ro1">
          <table:table-cell office:value-type="string" calcext:value-type="string">
            <text:p>Tdi6</text:p>
          </table:table-cell>
          <table:table-cell office:value-type="string" calcext:value-type="string">
            <text:p>Tdi6_P1</text:p>
          </table:table-cell>
          <table:table-cell office:value-type="string" calcext:value-type="string">
            <text:p>Tdi6_P1.fq</text:p>
          </table:table-cell>
          <table:table-cell office:value-type="string" calcext:value-type="string">
            <text:p>P1</text:p>
          </table:table-cell>
          <table:table-cell office:value-type="float" office:value="1706118" calcext:value-type="float">
            <text:p>1706118</text:p>
          </table:table-cell>
          <table:table-cell/>
          <table:table-cell office:value-type="float" office:value="855263" calcext:value-type="float">
            <text:p>855263</text:p>
          </table:table-cell>
          <table:table-cell table:formula="of:=([.G22]/[.E22])*100" office:value-type="float" office:value="50.1291821550444" calcext:value-type="float">
            <text:p>50.1291821550444</text:p>
          </table:table-cell>
        </table:table-row>
        <table:table-row table:style-name="ro1">
          <table:table-cell office:value-type="string" calcext:value-type="string">
            <text:p>Tdi7</text:p>
          </table:table-cell>
          <table:table-cell office:value-type="string" calcext:value-type="string">
            <text:p>Tdi7_P1</text:p>
          </table:table-cell>
          <table:table-cell office:value-type="string" calcext:value-type="string">
            <text:p>Tdi7_P1.fq</text:p>
          </table:table-cell>
          <table:table-cell office:value-type="string" calcext:value-type="string">
            <text:p>P1</text:p>
          </table:table-cell>
          <table:table-cell office:value-type="float" office:value="1616612" calcext:value-type="float">
            <text:p>1616612</text:p>
          </table:table-cell>
          <table:table-cell/>
          <table:table-cell office:value-type="float" office:value="792374" calcext:value-type="float">
            <text:p>792374</text:p>
          </table:table-cell>
          <table:table-cell table:formula="of:=([.G23]/[.E23])*100" office:value-type="float" office:value="49.0144821391899" calcext:value-type="float">
            <text:p>49.0144821391899</text:p>
          </table:table-cell>
        </table:table-row>
        <table:table-row table:style-name="ro1">
          <table:table-cell office:value-type="string" calcext:value-type="string">
            <text:p>Tdi8</text:p>
          </table:table-cell>
          <table:table-cell office:value-type="string" calcext:value-type="string">
            <text:p>Tdi8_P1</text:p>
          </table:table-cell>
          <table:table-cell office:value-type="string" calcext:value-type="string">
            <text:p>Tdi8_P1.fq</text:p>
          </table:table-cell>
          <table:table-cell office:value-type="string" calcext:value-type="string">
            <text:p>P1</text:p>
          </table:table-cell>
          <table:table-cell office:value-type="float" office:value="1494210" calcext:value-type="float">
            <text:p>1494210</text:p>
          </table:table-cell>
          <table:table-cell/>
          <table:table-cell office:value-type="float" office:value="757907" calcext:value-type="float">
            <text:p>757907</text:p>
          </table:table-cell>
          <table:table-cell table:formula="of:=([.G24]/[.E24])*100" office:value-type="float" office:value="50.7229238192757" calcext:value-type="float">
            <text:p>50.7229238192757</text:p>
          </table:table-cell>
        </table:table-row>
        <table:table-row table:style-name="ro1">
          <table:table-cell office:value-type="string" calcext:value-type="string">
            <text:p>Tdi9</text:p>
          </table:table-cell>
          <table:table-cell office:value-type="string" calcext:value-type="string">
            <text:p>Tdi9_P1</text:p>
          </table:table-cell>
          <table:table-cell office:value-type="string" calcext:value-type="string">
            <text:p>Tdi9_P1.fq</text:p>
          </table:table-cell>
          <table:table-cell office:value-type="string" calcext:value-type="string">
            <text:p>P1</text:p>
          </table:table-cell>
          <table:table-cell office:value-type="float" office:value="1605055" calcext:value-type="float">
            <text:p>1605055</text:p>
          </table:table-cell>
          <table:table-cell/>
          <table:table-cell office:value-type="float" office:value="807524" calcext:value-type="float">
            <text:p>807524</text:p>
          </table:table-cell>
          <table:table-cell table:formula="of:=([.G25]/[.E25])*100" office:value-type="float" office:value="50.311297743691" calcext:value-type="float">
            <text:p>50.311297743691</text:p>
          </table:table-cell>
        </table:table-row>
        <table:table-row table:style-name="ro1">
          <table:table-cell office:value-type="string" calcext:value-type="string">
            <text:p>Tsi10</text:p>
          </table:table-cell>
          <table:table-cell office:value-type="string" calcext:value-type="string">
            <text:p>Tsi10_P1</text:p>
          </table:table-cell>
          <table:table-cell office:value-type="string" calcext:value-type="string">
            <text:p>Tsi10_P1.fq</text:p>
          </table:table-cell>
          <table:table-cell office:value-type="string" calcext:value-type="string">
            <text:p>P1</text:p>
          </table:table-cell>
          <table:table-cell office:value-type="float" office:value="973386" calcext:value-type="float">
            <text:p>973386</text:p>
          </table:table-cell>
          <table:table-cell/>
          <table:table-cell office:value-type="float" office:value="460673" calcext:value-type="float">
            <text:p>460673</text:p>
          </table:table-cell>
          <table:table-cell table:formula="of:=([.G26]/[.E26])*100" office:value-type="float" office:value="47.3268569714378" calcext:value-type="float">
            <text:p>47.3268569714378</text:p>
          </table:table-cell>
        </table:table-row>
        <table:table-row table:style-name="ro1">
          <table:table-cell office:value-type="string" calcext:value-type="string">
            <text:p>Tsi11</text:p>
          </table:table-cell>
          <table:table-cell office:value-type="string" calcext:value-type="string">
            <text:p>Tsi11_P1</text:p>
          </table:table-cell>
          <table:table-cell office:value-type="string" calcext:value-type="string">
            <text:p>Tsi11_P1.fq</text:p>
          </table:table-cell>
          <table:table-cell office:value-type="string" calcext:value-type="string">
            <text:p>P1</text:p>
          </table:table-cell>
          <table:table-cell office:value-type="float" office:value="1849075" calcext:value-type="float">
            <text:p>1849075</text:p>
          </table:table-cell>
          <table:table-cell/>
          <table:table-cell office:value-type="float" office:value="987908" calcext:value-type="float">
            <text:p>987908</text:p>
          </table:table-cell>
          <table:table-cell table:formula="of:=([.G27]/[.E27])*100" office:value-type="float" office:value="53.4271460054352" calcext:value-type="float">
            <text:p>53.4271460054352</text:p>
          </table:table-cell>
        </table:table-row>
        <table:table-row table:style-name="ro1">
          <table:table-cell office:value-type="string" calcext:value-type="string">
            <text:p>Tsi12</text:p>
          </table:table-cell>
          <table:table-cell office:value-type="string" calcext:value-type="string">
            <text:p>Tsi12_P1</text:p>
          </table:table-cell>
          <table:table-cell office:value-type="string" calcext:value-type="string">
            <text:p>Tsi12_P1.fq</text:p>
          </table:table-cell>
          <table:table-cell office:value-type="string" calcext:value-type="string">
            <text:p>P1</text:p>
          </table:table-cell>
          <table:table-cell office:value-type="float" office:value="899989" calcext:value-type="float">
            <text:p>899989</text:p>
          </table:table-cell>
          <table:table-cell/>
          <table:table-cell office:value-type="float" office:value="419597" calcext:value-type="float">
            <text:p>419597</text:p>
          </table:table-cell>
          <table:table-cell table:formula="of:=([.G28]/[.E28])*100" office:value-type="float" office:value="46.6224587189399" calcext:value-type="float">
            <text:p>46.6224587189399</text:p>
          </table:table-cell>
        </table:table-row>
        <table:table-row table:style-name="ro1">
          <table:table-cell office:value-type="string" calcext:value-type="string">
            <text:p>Tsi13</text:p>
          </table:table-cell>
          <table:table-cell office:value-type="string" calcext:value-type="string">
            <text:p>Tsi13_P1</text:p>
          </table:table-cell>
          <table:table-cell office:value-type="string" calcext:value-type="string">
            <text:p>Tsi13_P1.fq</text:p>
          </table:table-cell>
          <table:table-cell office:value-type="string" calcext:value-type="string">
            <text:p>P1</text:p>
          </table:table-cell>
          <table:table-cell office:value-type="float" office:value="1175660" calcext:value-type="float">
            <text:p>1175660</text:p>
          </table:table-cell>
          <table:table-cell/>
          <table:table-cell office:value-type="float" office:value="568691" calcext:value-type="float">
            <text:p>568691</text:p>
          </table:table-cell>
          <table:table-cell table:formula="of:=([.G29]/[.E29])*100" office:value-type="float" office:value="48.3720633516493" calcext:value-type="float">
            <text:p>48.3720633516493</text:p>
          </table:table-cell>
        </table:table-row>
        <table:table-row table:style-name="ro1">
          <table:table-cell office:value-type="string" calcext:value-type="string">
            <text:p>Tsi14</text:p>
          </table:table-cell>
          <table:table-cell office:value-type="string" calcext:value-type="string">
            <text:p>Tsi14_P1</text:p>
          </table:table-cell>
          <table:table-cell office:value-type="string" calcext:value-type="string">
            <text:p>Tsi14_P1.fq</text:p>
          </table:table-cell>
          <table:table-cell office:value-type="string" calcext:value-type="string">
            <text:p>P1</text:p>
          </table:table-cell>
          <table:table-cell office:value-type="float" office:value="1408269" calcext:value-type="float">
            <text:p>1408269</text:p>
          </table:table-cell>
          <table:table-cell/>
          <table:table-cell office:value-type="float" office:value="697665" calcext:value-type="float">
            <text:p>697665</text:p>
          </table:table-cell>
          <table:table-cell table:formula="of:=([.G30]/[.E30])*100" office:value-type="float" office:value="49.5406062336102" calcext:value-type="float">
            <text:p>49.5406062336102</text:p>
          </table:table-cell>
        </table:table-row>
        <table:table-row table:style-name="ro1">
          <table:table-cell office:value-type="string" calcext:value-type="string">
            <text:p>Tsi15</text:p>
          </table:table-cell>
          <table:table-cell office:value-type="string" calcext:value-type="string">
            <text:p>Tsi15_P1</text:p>
          </table:table-cell>
          <table:table-cell office:value-type="string" calcext:value-type="string">
            <text:p>Tsi15_P1.fq</text:p>
          </table:table-cell>
          <table:table-cell office:value-type="string" calcext:value-type="string">
            <text:p>P1</text:p>
          </table:table-cell>
          <table:table-cell office:value-type="float" office:value="1757279" calcext:value-type="float">
            <text:p>1757279</text:p>
          </table:table-cell>
          <table:table-cell/>
          <table:table-cell office:value-type="float" office:value="880687" calcext:value-type="float">
            <text:p>880687</text:p>
          </table:table-cell>
          <table:table-cell table:formula="of:=([.G31]/[.E31])*100" office:value-type="float" office:value="50.1165153626715" calcext:value-type="float">
            <text:p>50.1165153626715</text:p>
          </table:table-cell>
        </table:table-row>
        <table:table-row table:style-name="ro1">
          <table:table-cell office:value-type="string" calcext:value-type="string">
            <text:p>Tsi16</text:p>
          </table:table-cell>
          <table:table-cell office:value-type="string" calcext:value-type="string">
            <text:p>Tsi16_P1</text:p>
          </table:table-cell>
          <table:table-cell office:value-type="string" calcext:value-type="string">
            <text:p>Tsi16_P1.fq</text:p>
          </table:table-cell>
          <table:table-cell office:value-type="string" calcext:value-type="string">
            <text:p>P1</text:p>
          </table:table-cell>
          <table:table-cell office:value-type="float" office:value="1596106" calcext:value-type="float">
            <text:p>1596106</text:p>
          </table:table-cell>
          <table:table-cell/>
          <table:table-cell office:value-type="float" office:value="775741" calcext:value-type="float">
            <text:p>775741</text:p>
          </table:table-cell>
          <table:table-cell table:formula="of:=([.G32]/[.E32])*100" office:value-type="float" office:value="48.6020978556562" calcext:value-type="float">
            <text:p>48.6020978556562</text:p>
          </table:table-cell>
        </table:table-row>
        <table:table-row table:style-name="ro1">
          <table:table-cell office:value-type="string" calcext:value-type="string">
            <text:p>Tsi17</text:p>
          </table:table-cell>
          <table:table-cell office:value-type="string" calcext:value-type="string">
            <text:p>Tsi17_P1</text:p>
          </table:table-cell>
          <table:table-cell office:value-type="string" calcext:value-type="string">
            <text:p>Tsi17_P1.fq</text:p>
          </table:table-cell>
          <table:table-cell office:value-type="string" calcext:value-type="string">
            <text:p>P1</text:p>
          </table:table-cell>
          <table:table-cell office:value-type="float" office:value="1808246" calcext:value-type="float">
            <text:p>1808246</text:p>
          </table:table-cell>
          <table:table-cell/>
          <table:table-cell office:value-type="float" office:value="904208" calcext:value-type="float">
            <text:p>904208</text:p>
          </table:table-cell>
          <table:table-cell table:formula="of:=([.G33]/[.E33])*100" office:value-type="float" office:value="50.0047006878489" calcext:value-type="float">
            <text:p>50.0047006878489</text:p>
          </table:table-cell>
        </table:table-row>
        <table:table-row table:style-name="ro1">
          <table:table-cell office:value-type="string" calcext:value-type="string">
            <text:p>Tsi18</text:p>
          </table:table-cell>
          <table:table-cell office:value-type="string" calcext:value-type="string">
            <text:p>Tsi18_P1</text:p>
          </table:table-cell>
          <table:table-cell office:value-type="string" calcext:value-type="string">
            <text:p>Tsi18_P1.fq</text:p>
          </table:table-cell>
          <table:table-cell office:value-type="string" calcext:value-type="string">
            <text:p>P1</text:p>
          </table:table-cell>
          <table:table-cell office:value-type="float" office:value="1675469" calcext:value-type="float">
            <text:p>1675469</text:p>
          </table:table-cell>
          <table:table-cell/>
          <table:table-cell office:value-type="float" office:value="823083" calcext:value-type="float">
            <text:p>823083</text:p>
          </table:table-cell>
          <table:table-cell table:formula="of:=([.G34]/[.E34])*100" office:value-type="float" office:value="49.125528434128" calcext:value-type="float">
            <text:p>49.125528434128</text:p>
          </table:table-cell>
        </table:table-row>
        <table:table-row table:style-name="ro1">
          <table:table-cell office:value-type="string" calcext:value-type="string">
            <text:p>Tsi19</text:p>
          </table:table-cell>
          <table:table-cell office:value-type="string" calcext:value-type="string">
            <text:p>Tsi19_P1</text:p>
          </table:table-cell>
          <table:table-cell office:value-type="string" calcext:value-type="string">
            <text:p>Tsi19_P1.fq</text:p>
          </table:table-cell>
          <table:table-cell office:value-type="string" calcext:value-type="string">
            <text:p>P1</text:p>
          </table:table-cell>
          <table:table-cell office:value-type="float" office:value="1282118" calcext:value-type="float">
            <text:p>1282118</text:p>
          </table:table-cell>
          <table:table-cell/>
          <table:table-cell office:value-type="float" office:value="627462" calcext:value-type="float">
            <text:p>627462</text:p>
          </table:table-cell>
          <table:table-cell table:formula="of:=([.G35]/[.E35])*100" office:value-type="float" office:value="48.9394891889826" calcext:value-type="float">
            <text:p>48.9394891889826</text:p>
          </table:table-cell>
        </table:table-row>
        <table:table-row table:style-name="ro1">
          <table:table-cell office:value-type="string" calcext:value-type="string">
            <text:p>Tsi1</text:p>
          </table:table-cell>
          <table:table-cell office:value-type="string" calcext:value-type="string">
            <text:p>Tsi1_P1</text:p>
          </table:table-cell>
          <table:table-cell office:value-type="string" calcext:value-type="string">
            <text:p>Tsi1_P1.fq</text:p>
          </table:table-cell>
          <table:table-cell office:value-type="string" calcext:value-type="string">
            <text:p>P1</text:p>
          </table:table-cell>
          <table:table-cell office:value-type="float" office:value="1306592" calcext:value-type="float">
            <text:p>1306592</text:p>
          </table:table-cell>
          <table:table-cell/>
          <table:table-cell office:value-type="float" office:value="635853" calcext:value-type="float">
            <text:p>635853</text:p>
          </table:table-cell>
          <table:table-cell table:formula="of:=([.G36]/[.E36])*100" office:value-type="float" office:value="48.665000244912" calcext:value-type="float">
            <text:p>48.665000244912</text:p>
          </table:table-cell>
        </table:table-row>
        <table:table-row table:style-name="ro1">
          <table:table-cell office:value-type="string" calcext:value-type="string">
            <text:p>Tsi20</text:p>
          </table:table-cell>
          <table:table-cell office:value-type="string" calcext:value-type="string">
            <text:p>Tsi20_P1</text:p>
          </table:table-cell>
          <table:table-cell office:value-type="string" calcext:value-type="string">
            <text:p>Tsi20_P1.fq</text:p>
          </table:table-cell>
          <table:table-cell office:value-type="string" calcext:value-type="string">
            <text:p>P1</text:p>
          </table:table-cell>
          <table:table-cell office:value-type="float" office:value="1290766" calcext:value-type="float">
            <text:p>1290766</text:p>
          </table:table-cell>
          <table:table-cell/>
          <table:table-cell office:value-type="float" office:value="657812" calcext:value-type="float">
            <text:p>657812</text:p>
          </table:table-cell>
          <table:table-cell table:formula="of:=([.G37]/[.E37])*100" office:value-type="float" office:value="50.9629165937126" calcext:value-type="float">
            <text:p>50.9629165937126</text:p>
          </table:table-cell>
        </table:table-row>
        <table:table-row table:style-name="ro1">
          <table:table-cell office:value-type="string" calcext:value-type="string">
            <text:p>Tsi21</text:p>
          </table:table-cell>
          <table:table-cell office:value-type="string" calcext:value-type="string">
            <text:p>Tsi21_P1</text:p>
          </table:table-cell>
          <table:table-cell office:value-type="string" calcext:value-type="string">
            <text:p>Tsi21_P1.fq</text:p>
          </table:table-cell>
          <table:table-cell office:value-type="string" calcext:value-type="string">
            <text:p>P1</text:p>
          </table:table-cell>
          <table:table-cell office:value-type="float" office:value="1473064" calcext:value-type="float">
            <text:p>1473064</text:p>
          </table:table-cell>
          <table:table-cell/>
          <table:table-cell office:value-type="float" office:value="691247" calcext:value-type="float">
            <text:p>691247</text:p>
          </table:table-cell>
          <table:table-cell table:formula="of:=([.G38]/[.E38])*100" office:value-type="float" office:value="46.9257954847855" calcext:value-type="float">
            <text:p>46.9257954847855</text:p>
          </table:table-cell>
        </table:table-row>
        <table:table-row table:style-name="ro1">
          <table:table-cell office:value-type="string" calcext:value-type="string">
            <text:p>Tsi22</text:p>
          </table:table-cell>
          <table:table-cell office:value-type="string" calcext:value-type="string">
            <text:p>Tsi22_P1</text:p>
          </table:table-cell>
          <table:table-cell office:value-type="string" calcext:value-type="string">
            <text:p>Tsi22_P1.fq</text:p>
          </table:table-cell>
          <table:table-cell office:value-type="string" calcext:value-type="string">
            <text:p>P1</text:p>
          </table:table-cell>
          <table:table-cell office:value-type="float" office:value="1409031" calcext:value-type="float">
            <text:p>1409031</text:p>
          </table:table-cell>
          <table:table-cell/>
          <table:table-cell office:value-type="float" office:value="742706" calcext:value-type="float">
            <text:p>742706</text:p>
          </table:table-cell>
          <table:table-cell table:formula="of:=([.G39]/[.E39])*100" office:value-type="float" office:value="52.7104087844767" calcext:value-type="float">
            <text:p>52.7104087844767</text:p>
          </table:table-cell>
        </table:table-row>
        <table:table-row table:style-name="ro1">
          <table:table-cell office:value-type="string" calcext:value-type="string">
            <text:p>Tsi23</text:p>
          </table:table-cell>
          <table:table-cell office:value-type="string" calcext:value-type="string">
            <text:p>Tsi23_P1</text:p>
          </table:table-cell>
          <table:table-cell office:value-type="string" calcext:value-type="string">
            <text:p>Tsi23_P1.fq</text:p>
          </table:table-cell>
          <table:table-cell office:value-type="string" calcext:value-type="string">
            <text:p>P1</text:p>
          </table:table-cell>
          <table:table-cell office:value-type="float" office:value="1599566" calcext:value-type="float">
            <text:p>1599566</text:p>
          </table:table-cell>
          <table:table-cell/>
          <table:table-cell office:value-type="float" office:value="799095" calcext:value-type="float">
            <text:p>799095</text:p>
          </table:table-cell>
          <table:table-cell table:formula="of:=([.G40]/[.E40])*100" office:value-type="float" office:value="49.9569883330854" calcext:value-type="float">
            <text:p>49.9569883330854</text:p>
          </table:table-cell>
        </table:table-row>
        <table:table-row table:style-name="ro1">
          <table:table-cell office:value-type="string" calcext:value-type="string">
            <text:p>Tsi24</text:p>
          </table:table-cell>
          <table:table-cell office:value-type="string" calcext:value-type="string">
            <text:p>Tsi24_P1</text:p>
          </table:table-cell>
          <table:table-cell office:value-type="string" calcext:value-type="string">
            <text:p>Tsi24_P1.fq</text:p>
          </table:table-cell>
          <table:table-cell office:value-type="string" calcext:value-type="string">
            <text:p>P1</text:p>
          </table:table-cell>
          <table:table-cell office:value-type="float" office:value="1338689" calcext:value-type="float">
            <text:p>1338689</text:p>
          </table:table-cell>
          <table:table-cell/>
          <table:table-cell office:value-type="float" office:value="684164" calcext:value-type="float">
            <text:p>684164</text:p>
          </table:table-cell>
          <table:table-cell table:formula="of:=([.G41]/[.E41])*100" office:value-type="float" office:value="51.1070158939082" calcext:value-type="float">
            <text:p>51.1070158939082</text:p>
          </table:table-cell>
        </table:table-row>
        <table:table-row table:style-name="ro1">
          <table:table-cell office:value-type="string" calcext:value-type="string">
            <text:p>Tsi2</text:p>
          </table:table-cell>
          <table:table-cell office:value-type="string" calcext:value-type="string">
            <text:p>Tsi2_P1</text:p>
          </table:table-cell>
          <table:table-cell office:value-type="string" calcext:value-type="string">
            <text:p>Tsi2_P1.fq</text:p>
          </table:table-cell>
          <table:table-cell office:value-type="string" calcext:value-type="string">
            <text:p>P1</text:p>
          </table:table-cell>
          <table:table-cell office:value-type="float" office:value="1374497" calcext:value-type="float">
            <text:p>1374497</text:p>
          </table:table-cell>
          <table:table-cell/>
          <table:table-cell office:value-type="float" office:value="700011" calcext:value-type="float">
            <text:p>700011</text:p>
          </table:table-cell>
          <table:table-cell table:formula="of:=([.G42]/[.E42])*100" office:value-type="float" office:value="50.9285214882244" calcext:value-type="float">
            <text:p>50.9285214882244</text:p>
          </table:table-cell>
        </table:table-row>
        <table:table-row table:style-name="ro1">
          <table:table-cell office:value-type="string" calcext:value-type="string">
            <text:p>Tsi3</text:p>
          </table:table-cell>
          <table:table-cell office:value-type="string" calcext:value-type="string">
            <text:p>Tsi3_P1</text:p>
          </table:table-cell>
          <table:table-cell office:value-type="string" calcext:value-type="string">
            <text:p>Tsi3_P1.fq</text:p>
          </table:table-cell>
          <table:table-cell office:value-type="string" calcext:value-type="string">
            <text:p>P1</text:p>
          </table:table-cell>
          <table:table-cell office:value-type="float" office:value="1464782" calcext:value-type="float">
            <text:p>1464782</text:p>
          </table:table-cell>
          <table:table-cell/>
          <table:table-cell office:value-type="float" office:value="743538" calcext:value-type="float">
            <text:p>743538</text:p>
          </table:table-cell>
          <table:table-cell table:formula="of:=([.G43]/[.E43])*100" office:value-type="float" office:value="50.7610006130605" calcext:value-type="float">
            <text:p>50.7610006130605</text:p>
          </table:table-cell>
        </table:table-row>
        <table:table-row table:style-name="ro1">
          <table:table-cell office:value-type="string" calcext:value-type="string">
            <text:p>Tsi4</text:p>
          </table:table-cell>
          <table:table-cell office:value-type="string" calcext:value-type="string">
            <text:p>Tsi4_P1</text:p>
          </table:table-cell>
          <table:table-cell office:value-type="string" calcext:value-type="string">
            <text:p>Tsi4_P1.fq</text:p>
          </table:table-cell>
          <table:table-cell office:value-type="string" calcext:value-type="string">
            <text:p>P1</text:p>
          </table:table-cell>
          <table:table-cell office:value-type="float" office:value="953097" calcext:value-type="float">
            <text:p>953097</text:p>
          </table:table-cell>
          <table:table-cell/>
          <table:table-cell office:value-type="float" office:value="485957" calcext:value-type="float">
            <text:p>485957</text:p>
          </table:table-cell>
          <table:table-cell table:formula="of:=([.G44]/[.E44])*100" office:value-type="float" office:value="50.9871503110386" calcext:value-type="float">
            <text:p>50.9871503110386</text:p>
          </table:table-cell>
        </table:table-row>
        <table:table-row table:style-name="ro1">
          <table:table-cell office:value-type="string" calcext:value-type="string">
            <text:p>Tsi5</text:p>
          </table:table-cell>
          <table:table-cell office:value-type="string" calcext:value-type="string">
            <text:p>Tsi5_P1</text:p>
          </table:table-cell>
          <table:table-cell office:value-type="string" calcext:value-type="string">
            <text:p>Tsi5_P1.fq</text:p>
          </table:table-cell>
          <table:table-cell office:value-type="string" calcext:value-type="string">
            <text:p>P1</text:p>
          </table:table-cell>
          <table:table-cell office:value-type="float" office:value="1014003" calcext:value-type="float">
            <text:p>1014003</text:p>
          </table:table-cell>
          <table:table-cell/>
          <table:table-cell office:value-type="float" office:value="496880" calcext:value-type="float">
            <text:p>496880</text:p>
          </table:table-cell>
          <table:table-cell table:formula="of:=([.G45]/[.E45])*100" office:value-type="float" office:value="49.001827410767" calcext:value-type="float">
            <text:p>49.001827410767</text:p>
          </table:table-cell>
        </table:table-row>
        <table:table-row table:style-name="ro1">
          <table:table-cell office:value-type="string" calcext:value-type="string">
            <text:p>Tsi6</text:p>
          </table:table-cell>
          <table:table-cell office:value-type="string" calcext:value-type="string">
            <text:p>Tsi6_P1</text:p>
          </table:table-cell>
          <table:table-cell office:value-type="string" calcext:value-type="string">
            <text:p>Tsi6_P1.fq</text:p>
          </table:table-cell>
          <table:table-cell office:value-type="string" calcext:value-type="string">
            <text:p>P1</text:p>
          </table:table-cell>
          <table:table-cell office:value-type="float" office:value="1407497" calcext:value-type="float">
            <text:p>1407497</text:p>
          </table:table-cell>
          <table:table-cell/>
          <table:table-cell office:value-type="float" office:value="712341" calcext:value-type="float">
            <text:p>712341</text:p>
          </table:table-cell>
          <table:table-cell table:formula="of:=([.G46]/[.E46])*100" office:value-type="float" office:value="50.6104808749148" calcext:value-type="float">
            <text:p>50.6104808749148</text:p>
          </table:table-cell>
        </table:table-row>
        <table:table-row table:style-name="ro1">
          <table:table-cell office:value-type="string" calcext:value-type="string">
            <text:p>Tsi7</text:p>
          </table:table-cell>
          <table:table-cell office:value-type="string" calcext:value-type="string">
            <text:p>Tsi7_P1</text:p>
          </table:table-cell>
          <table:table-cell office:value-type="string" calcext:value-type="string">
            <text:p>Tsi7_P1.fq</text:p>
          </table:table-cell>
          <table:table-cell office:value-type="string" calcext:value-type="string">
            <text:p>P1</text:p>
          </table:table-cell>
          <table:table-cell office:value-type="float" office:value="1715848" calcext:value-type="float">
            <text:p>1715848</text:p>
          </table:table-cell>
          <table:table-cell/>
          <table:table-cell office:value-type="float" office:value="902233" calcext:value-type="float">
            <text:p>902233</text:p>
          </table:table-cell>
          <table:table-cell table:formula="of:=([.G47]/[.E47])*100" office:value-type="float" office:value="52.5823382956999" calcext:value-type="float">
            <text:p>52.5823382956999</text:p>
          </table:table-cell>
        </table:table-row>
        <table:table-row table:style-name="ro1">
          <table:table-cell office:value-type="string" calcext:value-type="string">
            <text:p>Tsi8</text:p>
          </table:table-cell>
          <table:table-cell office:value-type="string" calcext:value-type="string">
            <text:p>Tsi8_P1</text:p>
          </table:table-cell>
          <table:table-cell office:value-type="string" calcext:value-type="string">
            <text:p>Tsi8_P1.fq</text:p>
          </table:table-cell>
          <table:table-cell office:value-type="string" calcext:value-type="string">
            <text:p>P1</text:p>
          </table:table-cell>
          <table:table-cell office:value-type="float" office:value="1439633" calcext:value-type="float">
            <text:p>1439633</text:p>
          </table:table-cell>
          <table:table-cell/>
          <table:table-cell office:value-type="float" office:value="722771" calcext:value-type="float">
            <text:p>722771</text:p>
          </table:table-cell>
          <table:table-cell table:formula="of:=([.G48]/[.E48])*100" office:value-type="float" office:value="50.2052259152159" calcext:value-type="float">
            <text:p>50.2052259152159</text:p>
          </table:table-cell>
        </table:table-row>
        <table:table-row table:style-name="ro1">
          <table:table-cell office:value-type="string" calcext:value-type="string">
            <text:p>Tsi9</text:p>
          </table:table-cell>
          <table:table-cell office:value-type="string" calcext:value-type="string">
            <text:p>Tsi9_P1</text:p>
          </table:table-cell>
          <table:table-cell office:value-type="string" calcext:value-type="string">
            <text:p>Tsi9_P1.fq</text:p>
          </table:table-cell>
          <table:table-cell office:value-type="string" calcext:value-type="string">
            <text:p>P1</text:p>
          </table:table-cell>
          <table:table-cell office:value-type="float" office:value="1839600" calcext:value-type="float">
            <text:p>1839600</text:p>
          </table:table-cell>
          <table:table-cell/>
          <table:table-cell office:value-type="float" office:value="946162" calcext:value-type="float">
            <text:p>946162</text:p>
          </table:table-cell>
          <table:table-cell table:formula="of:=([.G49]/[.E49])*100" office:value-type="float" office:value="51.4330289193303" calcext:value-type="float">
            <text:p>51.4330289193303</text:p>
          </table:table-cell>
        </table:table-row>
        <table:table-row table:style-name="ro1">
          <table:table-cell office:value-type="string" calcext:value-type="string">
            <text:p>Tdi10</text:p>
          </table:table-cell>
          <table:table-cell office:value-type="string" calcext:value-type="string">
            <text:p>Tdi10_P2</text:p>
          </table:table-cell>
          <table:table-cell office:value-type="string" calcext:value-type="string">
            <text:p>Tdi10_P2.fq</text:p>
          </table:table-cell>
          <table:table-cell office:value-type="string" calcext:value-type="string">
            <text:p>P2</text:p>
          </table:table-cell>
          <table:table-cell office:value-type="float" office:value="1844720" calcext:value-type="float">
            <text:p>1844720</text:p>
          </table:table-cell>
          <table:table-cell/>
          <table:table-cell office:value-type="float" office:value="880184" calcext:value-type="float">
            <text:p>880184</text:p>
          </table:table-cell>
          <table:table-cell table:formula="of:=([.G50]/[.E50])*100" office:value-type="float" office:value="47.7136909666508" calcext:value-type="float">
            <text:p>47.7136909666508</text:p>
          </table:table-cell>
        </table:table-row>
        <table:table-row table:style-name="ro1">
          <table:table-cell office:value-type="string" calcext:value-type="string">
            <text:p>Tdi11</text:p>
          </table:table-cell>
          <table:table-cell office:value-type="string" calcext:value-type="string">
            <text:p>Tdi11_P2</text:p>
          </table:table-cell>
          <table:table-cell office:value-type="string" calcext:value-type="string">
            <text:p>Tdi11_P2.fq</text:p>
          </table:table-cell>
          <table:table-cell office:value-type="string" calcext:value-type="string">
            <text:p>P2</text:p>
          </table:table-cell>
          <table:table-cell office:value-type="float" office:value="1251908" calcext:value-type="float">
            <text:p>1251908</text:p>
          </table:table-cell>
          <table:table-cell/>
          <table:table-cell office:value-type="float" office:value="590636" calcext:value-type="float">
            <text:p>590636</text:p>
          </table:table-cell>
          <table:table-cell table:formula="of:=([.G51]/[.E51])*100" office:value-type="float" office:value="47.1788661786649" calcext:value-type="float">
            <text:p>47.1788661786649</text:p>
          </table:table-cell>
        </table:table-row>
        <table:table-row table:style-name="ro1">
          <table:table-cell office:value-type="string" calcext:value-type="string">
            <text:p>Tdi12</text:p>
          </table:table-cell>
          <table:table-cell office:value-type="string" calcext:value-type="string">
            <text:p>Tdi12_P2</text:p>
          </table:table-cell>
          <table:table-cell office:value-type="string" calcext:value-type="string">
            <text:p>Tdi12_P2.fq</text:p>
          </table:table-cell>
          <table:table-cell office:value-type="string" calcext:value-type="string">
            <text:p>P2</text:p>
          </table:table-cell>
          <table:table-cell office:value-type="float" office:value="1708855" calcext:value-type="float">
            <text:p>1708855</text:p>
          </table:table-cell>
          <table:table-cell/>
          <table:table-cell office:value-type="float" office:value="791252" calcext:value-type="float">
            <text:p>791252</text:p>
          </table:table-cell>
          <table:table-cell table:formula="of:=([.G52]/[.E52])*100" office:value-type="float" office:value="46.3030508732455" calcext:value-type="float">
            <text:p>46.3030508732455</text:p>
          </table:table-cell>
        </table:table-row>
        <table:table-row table:style-name="ro1">
          <table:table-cell office:value-type="string" calcext:value-type="string">
            <text:p>Tdi13</text:p>
          </table:table-cell>
          <table:table-cell office:value-type="string" calcext:value-type="string">
            <text:p>Tdi13_P2</text:p>
          </table:table-cell>
          <table:table-cell office:value-type="string" calcext:value-type="string">
            <text:p>Tdi13_P2.fq</text:p>
          </table:table-cell>
          <table:table-cell office:value-type="string" calcext:value-type="string">
            <text:p>P2</text:p>
          </table:table-cell>
          <table:table-cell office:value-type="float" office:value="1617347" calcext:value-type="float">
            <text:p>1617347</text:p>
          </table:table-cell>
          <table:table-cell/>
          <table:table-cell office:value-type="float" office:value="797129" calcext:value-type="float">
            <text:p>797129</text:p>
          </table:table-cell>
          <table:table-cell table:formula="of:=([.G53]/[.E53])*100" office:value-type="float" office:value="49.2862075979985" calcext:value-type="float">
            <text:p>49.2862075979985</text:p>
          </table:table-cell>
        </table:table-row>
        <table:table-row table:style-name="ro1">
          <table:table-cell office:value-type="string" calcext:value-type="string">
            <text:p>Tdi14</text:p>
          </table:table-cell>
          <table:table-cell office:value-type="string" calcext:value-type="string">
            <text:p>Tdi14_P2</text:p>
          </table:table-cell>
          <table:table-cell office:value-type="string" calcext:value-type="string">
            <text:p>Tdi14_P2.fq</text:p>
          </table:table-cell>
          <table:table-cell office:value-type="string" calcext:value-type="string">
            <text:p>P2</text:p>
          </table:table-cell>
          <table:table-cell office:value-type="float" office:value="1534871" calcext:value-type="float">
            <text:p>1534871</text:p>
          </table:table-cell>
          <table:table-cell/>
          <table:table-cell office:value-type="float" office:value="720399" calcext:value-type="float">
            <text:p>720399</text:p>
          </table:table-cell>
          <table:table-cell table:formula="of:=([.G54]/[.E54])*100" office:value-type="float" office:value="46.935475359167" calcext:value-type="float">
            <text:p>46.935475359167</text:p>
          </table:table-cell>
        </table:table-row>
        <table:table-row table:style-name="ro1">
          <table:table-cell office:value-type="string" calcext:value-type="string">
            <text:p>Tdi15</text:p>
          </table:table-cell>
          <table:table-cell office:value-type="string" calcext:value-type="string">
            <text:p>Tdi15_P2</text:p>
          </table:table-cell>
          <table:table-cell office:value-type="string" calcext:value-type="string">
            <text:p>Tdi15_P2.fq</text:p>
          </table:table-cell>
          <table:table-cell office:value-type="string" calcext:value-type="string">
            <text:p>P2</text:p>
          </table:table-cell>
          <table:table-cell office:value-type="float" office:value="1824023" calcext:value-type="float">
            <text:p>1824023</text:p>
          </table:table-cell>
          <table:table-cell/>
          <table:table-cell office:value-type="float" office:value="862697" calcext:value-type="float">
            <text:p>862697</text:p>
          </table:table-cell>
          <table:table-cell table:formula="of:=([.G55]/[.E55])*100" office:value-type="float" office:value="47.2963882582621" calcext:value-type="float">
            <text:p>47.2963882582621</text:p>
          </table:table-cell>
        </table:table-row>
        <table:table-row table:style-name="ro1">
          <table:table-cell office:value-type="string" calcext:value-type="string">
            <text:p>Tdi16</text:p>
          </table:table-cell>
          <table:table-cell office:value-type="string" calcext:value-type="string">
            <text:p>Tdi16_P2</text:p>
          </table:table-cell>
          <table:table-cell office:value-type="string" calcext:value-type="string">
            <text:p>Tdi16_P2.fq</text:p>
          </table:table-cell>
          <table:table-cell office:value-type="string" calcext:value-type="string">
            <text:p>P2</text:p>
          </table:table-cell>
          <table:table-cell office:value-type="float" office:value="2000043" calcext:value-type="float">
            <text:p>2000043</text:p>
          </table:table-cell>
          <table:table-cell/>
          <table:table-cell office:value-type="float" office:value="976785" calcext:value-type="float">
            <text:p>976785</text:p>
          </table:table-cell>
          <table:table-cell table:formula="of:=([.G56]/[.E56])*100" office:value-type="float" office:value="48.8381999787005" calcext:value-type="float">
            <text:p>48.8381999787005</text:p>
          </table:table-cell>
        </table:table-row>
        <table:table-row table:style-name="ro1">
          <table:table-cell office:value-type="string" calcext:value-type="string">
            <text:p>Tdi17</text:p>
          </table:table-cell>
          <table:table-cell office:value-type="string" calcext:value-type="string">
            <text:p>Tdi17_P2</text:p>
          </table:table-cell>
          <table:table-cell office:value-type="string" calcext:value-type="string">
            <text:p>Tdi17_P2.fq</text:p>
          </table:table-cell>
          <table:table-cell office:value-type="string" calcext:value-type="string">
            <text:p>P2</text:p>
          </table:table-cell>
          <table:table-cell office:value-type="float" office:value="1276266" calcext:value-type="float">
            <text:p>1276266</text:p>
          </table:table-cell>
          <table:table-cell/>
          <table:table-cell office:value-type="float" office:value="585564" calcext:value-type="float">
            <text:p>585564</text:p>
          </table:table-cell>
          <table:table-cell table:formula="of:=([.G57]/[.E57])*100" office:value-type="float" office:value="45.8810310703255" calcext:value-type="float">
            <text:p>45.8810310703255</text:p>
          </table:table-cell>
        </table:table-row>
        <table:table-row table:style-name="ro1">
          <table:table-cell office:value-type="string" calcext:value-type="string">
            <text:p>Tdi18</text:p>
          </table:table-cell>
          <table:table-cell office:value-type="string" calcext:value-type="string">
            <text:p>Tdi18_P2</text:p>
          </table:table-cell>
          <table:table-cell office:value-type="string" calcext:value-type="string">
            <text:p>Tdi18_P2.fq</text:p>
          </table:table-cell>
          <table:table-cell office:value-type="string" calcext:value-type="string">
            <text:p>P2</text:p>
          </table:table-cell>
          <table:table-cell office:value-type="float" office:value="1939067" calcext:value-type="float">
            <text:p>1939067</text:p>
          </table:table-cell>
          <table:table-cell/>
          <table:table-cell office:value-type="float" office:value="894000" calcext:value-type="float">
            <text:p>894000</text:p>
          </table:table-cell>
          <table:table-cell table:formula="of:=([.G58]/[.E58])*100" office:value-type="float" office:value="46.1046472349847" calcext:value-type="float">
            <text:p>46.1046472349847</text:p>
          </table:table-cell>
        </table:table-row>
        <table:table-row table:style-name="ro1">
          <table:table-cell office:value-type="string" calcext:value-type="string">
            <text:p>Tdi19</text:p>
          </table:table-cell>
          <table:table-cell office:value-type="string" calcext:value-type="string">
            <text:p>Tdi19_P2</text:p>
          </table:table-cell>
          <table:table-cell office:value-type="string" calcext:value-type="string">
            <text:p>Tdi19_P2.fq</text:p>
          </table:table-cell>
          <table:table-cell office:value-type="string" calcext:value-type="string">
            <text:p>P2</text:p>
          </table:table-cell>
          <table:table-cell office:value-type="float" office:value="1839380" calcext:value-type="float">
            <text:p>1839380</text:p>
          </table:table-cell>
          <table:table-cell/>
          <table:table-cell office:value-type="float" office:value="859170" calcext:value-type="float">
            <text:p>859170</text:p>
          </table:table-cell>
          <table:table-cell table:formula="of:=([.G59]/[.E59])*100" office:value-type="float" office:value="46.7097608976938" calcext:value-type="float">
            <text:p>46.7097608976938</text:p>
          </table:table-cell>
        </table:table-row>
        <table:table-row table:style-name="ro1">
          <table:table-cell office:value-type="string" calcext:value-type="string">
            <text:p>Tdi1</text:p>
          </table:table-cell>
          <table:table-cell office:value-type="string" calcext:value-type="string">
            <text:p>Tdi1_P2</text:p>
          </table:table-cell>
          <table:table-cell office:value-type="string" calcext:value-type="string">
            <text:p>Tdi1_P2.fq</text:p>
          </table:table-cell>
          <table:table-cell office:value-type="string" calcext:value-type="string">
            <text:p>P2</text:p>
          </table:table-cell>
          <table:table-cell office:value-type="float" office:value="1674719" calcext:value-type="float">
            <text:p>1674719</text:p>
          </table:table-cell>
          <table:table-cell/>
          <table:table-cell office:value-type="float" office:value="770285" calcext:value-type="float">
            <text:p>770285</text:p>
          </table:table-cell>
          <table:table-cell table:formula="of:=([.G60]/[.E60])*100" office:value-type="float" office:value="45.9948803351488" calcext:value-type="float">
            <text:p>45.9948803351488</text:p>
          </table:table-cell>
        </table:table-row>
        <table:table-row table:style-name="ro1">
          <table:table-cell office:value-type="string" calcext:value-type="string">
            <text:p>Tdi20</text:p>
          </table:table-cell>
          <table:table-cell office:value-type="string" calcext:value-type="string">
            <text:p>Tdi20_P2</text:p>
          </table:table-cell>
          <table:table-cell office:value-type="string" calcext:value-type="string">
            <text:p>Tdi20_P2.fq</text:p>
          </table:table-cell>
          <table:table-cell office:value-type="string" calcext:value-type="string">
            <text:p>P2</text:p>
          </table:table-cell>
          <table:table-cell office:value-type="float" office:value="1471681" calcext:value-type="float">
            <text:p>1471681</text:p>
          </table:table-cell>
          <table:table-cell/>
          <table:table-cell office:value-type="float" office:value="677540" calcext:value-type="float">
            <text:p>677540</text:p>
          </table:table-cell>
          <table:table-cell table:formula="of:=([.G61]/[.E61])*100" office:value-type="float" office:value="46.038509704209" calcext:value-type="float">
            <text:p>46.038509704209</text:p>
          </table:table-cell>
        </table:table-row>
        <table:table-row table:style-name="ro1">
          <table:table-cell office:value-type="string" calcext:value-type="string">
            <text:p>Tdi21</text:p>
          </table:table-cell>
          <table:table-cell office:value-type="string" calcext:value-type="string">
            <text:p>Tdi21_P2</text:p>
          </table:table-cell>
          <table:table-cell office:value-type="string" calcext:value-type="string">
            <text:p>Tdi21_P2.fq</text:p>
          </table:table-cell>
          <table:table-cell office:value-type="string" calcext:value-type="string">
            <text:p>P2</text:p>
          </table:table-cell>
          <table:table-cell office:value-type="float" office:value="1454131" calcext:value-type="float">
            <text:p>1454131</text:p>
          </table:table-cell>
          <table:table-cell/>
          <table:table-cell office:value-type="float" office:value="696010" calcext:value-type="float">
            <text:p>696010</text:p>
          </table:table-cell>
          <table:table-cell table:formula="of:=([.G62]/[.E62])*100" office:value-type="float" office:value="47.8643258413444" calcext:value-type="float">
            <text:p>47.8643258413444</text:p>
          </table:table-cell>
        </table:table-row>
        <table:table-row table:style-name="ro1">
          <table:table-cell office:value-type="string" calcext:value-type="string">
            <text:p>Tdi22</text:p>
          </table:table-cell>
          <table:table-cell office:value-type="string" calcext:value-type="string">
            <text:p>Tdi22_P2</text:p>
          </table:table-cell>
          <table:table-cell office:value-type="string" calcext:value-type="string">
            <text:p>Tdi22_P2.fq</text:p>
          </table:table-cell>
          <table:table-cell office:value-type="string" calcext:value-type="string">
            <text:p>P2</text:p>
          </table:table-cell>
          <table:table-cell office:value-type="float" office:value="1827748" calcext:value-type="float">
            <text:p>1827748</text:p>
          </table:table-cell>
          <table:table-cell/>
          <table:table-cell office:value-type="float" office:value="843731" calcext:value-type="float">
            <text:p>843731</text:p>
          </table:table-cell>
          <table:table-cell table:formula="of:=([.G63]/[.E63])*100" office:value-type="float" office:value="46.1623265351679" calcext:value-type="float">
            <text:p>46.1623265351679</text:p>
          </table:table-cell>
        </table:table-row>
        <table:table-row table:style-name="ro1">
          <table:table-cell office:value-type="string" calcext:value-type="string">
            <text:p>Tdi23</text:p>
          </table:table-cell>
          <table:table-cell office:value-type="string" calcext:value-type="string">
            <text:p>Tdi23_P2</text:p>
          </table:table-cell>
          <table:table-cell office:value-type="string" calcext:value-type="string">
            <text:p>Tdi23_P2.fq</text:p>
          </table:table-cell>
          <table:table-cell office:value-type="string" calcext:value-type="string">
            <text:p>P2</text:p>
          </table:table-cell>
          <table:table-cell office:value-type="float" office:value="1853410" calcext:value-type="float">
            <text:p>1853410</text:p>
          </table:table-cell>
          <table:table-cell/>
          <table:table-cell office:value-type="float" office:value="875449" calcext:value-type="float">
            <text:p>875449</text:p>
          </table:table-cell>
          <table:table-cell table:formula="of:=([.G64]/[.E64])*100" office:value-type="float" office:value="47.234502889269" calcext:value-type="float">
            <text:p>47.234502889269</text:p>
          </table:table-cell>
        </table:table-row>
        <table:table-row table:style-name="ro1">
          <table:table-cell office:value-type="string" calcext:value-type="string">
            <text:p>Tdi24</text:p>
          </table:table-cell>
          <table:table-cell office:value-type="string" calcext:value-type="string">
            <text:p>Tdi24_P2</text:p>
          </table:table-cell>
          <table:table-cell office:value-type="string" calcext:value-type="string">
            <text:p>Tdi24_P2.fq</text:p>
          </table:table-cell>
          <table:table-cell office:value-type="string" calcext:value-type="string">
            <text:p>P2</text:p>
          </table:table-cell>
          <table:table-cell office:value-type="float" office:value="1974858" calcext:value-type="float">
            <text:p>1974858</text:p>
          </table:table-cell>
          <table:table-cell/>
          <table:table-cell office:value-type="float" office:value="941443" calcext:value-type="float">
            <text:p>941443</text:p>
          </table:table-cell>
          <table:table-cell table:formula="of:=([.G65]/[.E65])*100" office:value-type="float" office:value="47.6714275152948" calcext:value-type="float">
            <text:p>47.6714275152948</text:p>
          </table:table-cell>
        </table:table-row>
        <table:table-row table:style-name="ro1">
          <table:table-cell office:value-type="string" calcext:value-type="string">
            <text:p>Tdi2</text:p>
          </table:table-cell>
          <table:table-cell office:value-type="string" calcext:value-type="string">
            <text:p>Tdi2_P2</text:p>
          </table:table-cell>
          <table:table-cell office:value-type="string" calcext:value-type="string">
            <text:p>Tdi2_P2.fq</text:p>
          </table:table-cell>
          <table:table-cell office:value-type="string" calcext:value-type="string">
            <text:p>P2</text:p>
          </table:table-cell>
          <table:table-cell office:value-type="float" office:value="1494377" calcext:value-type="float">
            <text:p>1494377</text:p>
          </table:table-cell>
          <table:table-cell/>
          <table:table-cell office:value-type="float" office:value="708923" calcext:value-type="float">
            <text:p>708923</text:p>
          </table:table-cell>
          <table:table-cell table:formula="of:=([.G66]/[.E66])*100" office:value-type="float" office:value="47.4393677097546" calcext:value-type="float">
            <text:p>47.4393677097546</text:p>
          </table:table-cell>
        </table:table-row>
        <table:table-row table:style-name="ro1">
          <table:table-cell office:value-type="string" calcext:value-type="string">
            <text:p>Tdi3</text:p>
          </table:table-cell>
          <table:table-cell office:value-type="string" calcext:value-type="string">
            <text:p>Tdi3_P2</text:p>
          </table:table-cell>
          <table:table-cell office:value-type="string" calcext:value-type="string">
            <text:p>Tdi3_P2.fq</text:p>
          </table:table-cell>
          <table:table-cell office:value-type="string" calcext:value-type="string">
            <text:p>P2</text:p>
          </table:table-cell>
          <table:table-cell office:value-type="float" office:value="1613121" calcext:value-type="float">
            <text:p>1613121</text:p>
          </table:table-cell>
          <table:table-cell/>
          <table:table-cell office:value-type="float" office:value="773696" calcext:value-type="float">
            <text:p>773696</text:p>
          </table:table-cell>
          <table:table-cell table:formula="of:=([.G67]/[.E67])*100" office:value-type="float" office:value="47.9626760794758" calcext:value-type="float">
            <text:p>47.9626760794758</text:p>
          </table:table-cell>
        </table:table-row>
        <table:table-row table:style-name="ro1">
          <table:table-cell office:value-type="string" calcext:value-type="string">
            <text:p>Tdi4</text:p>
          </table:table-cell>
          <table:table-cell office:value-type="string" calcext:value-type="string">
            <text:p>Tdi4_P2</text:p>
          </table:table-cell>
          <table:table-cell office:value-type="string" calcext:value-type="string">
            <text:p>Tdi4_P2.fq</text:p>
          </table:table-cell>
          <table:table-cell office:value-type="string" calcext:value-type="string">
            <text:p>P2</text:p>
          </table:table-cell>
          <table:table-cell office:value-type="float" office:value="1297633" calcext:value-type="float">
            <text:p>1297633</text:p>
          </table:table-cell>
          <table:table-cell/>
          <table:table-cell office:value-type="float" office:value="606366" calcext:value-type="float">
            <text:p>606366</text:p>
          </table:table-cell>
          <table:table-cell table:formula="of:=([.G68]/[.E68])*100" office:value-type="float" office:value="46.7286204959338" calcext:value-type="float">
            <text:p>46.7286204959338</text:p>
          </table:table-cell>
        </table:table-row>
        <table:table-row table:style-name="ro1">
          <table:table-cell office:value-type="string" calcext:value-type="string">
            <text:p>Tdi5</text:p>
          </table:table-cell>
          <table:table-cell office:value-type="string" calcext:value-type="string">
            <text:p>Tdi5_P2</text:p>
          </table:table-cell>
          <table:table-cell office:value-type="string" calcext:value-type="string">
            <text:p>Tdi5_P2.fq</text:p>
          </table:table-cell>
          <table:table-cell office:value-type="string" calcext:value-type="string">
            <text:p>P2</text:p>
          </table:table-cell>
          <table:table-cell office:value-type="float" office:value="1446151" calcext:value-type="float">
            <text:p>1446151</text:p>
          </table:table-cell>
          <table:table-cell/>
          <table:table-cell office:value-type="float" office:value="680423" calcext:value-type="float">
            <text:p>680423</text:p>
          </table:table-cell>
          <table:table-cell table:formula="of:=([.G69]/[.E69])*100" office:value-type="float" office:value="47.0506191953676" calcext:value-type="float">
            <text:p>47.0506191953676</text:p>
          </table:table-cell>
        </table:table-row>
        <table:table-row table:style-name="ro1">
          <table:table-cell office:value-type="string" calcext:value-type="string">
            <text:p>Tdi6</text:p>
          </table:table-cell>
          <table:table-cell office:value-type="string" calcext:value-type="string">
            <text:p>Tdi6_P2</text:p>
          </table:table-cell>
          <table:table-cell office:value-type="string" calcext:value-type="string">
            <text:p>Tdi6_P2.fq</text:p>
          </table:table-cell>
          <table:table-cell office:value-type="string" calcext:value-type="string">
            <text:p>P2</text:p>
          </table:table-cell>
          <table:table-cell office:value-type="float" office:value="1455414" calcext:value-type="float">
            <text:p>1455414</text:p>
          </table:table-cell>
          <table:table-cell/>
          <table:table-cell office:value-type="float" office:value="697173" calcext:value-type="float">
            <text:p>697173</text:p>
          </table:table-cell>
          <table:table-cell table:formula="of:=([.G70]/[.E70])*100" office:value-type="float" office:value="47.9020402442192" calcext:value-type="float">
            <text:p>47.9020402442192</text:p>
          </table:table-cell>
        </table:table-row>
        <table:table-row table:style-name="ro1">
          <table:table-cell office:value-type="string" calcext:value-type="string">
            <text:p>Tdi7</text:p>
          </table:table-cell>
          <table:table-cell office:value-type="string" calcext:value-type="string">
            <text:p>Tdi7_P2</text:p>
          </table:table-cell>
          <table:table-cell office:value-type="string" calcext:value-type="string">
            <text:p>Tdi7_P2.fq</text:p>
          </table:table-cell>
          <table:table-cell office:value-type="string" calcext:value-type="string">
            <text:p>P2</text:p>
          </table:table-cell>
          <table:table-cell office:value-type="float" office:value="1675249" calcext:value-type="float">
            <text:p>1675249</text:p>
          </table:table-cell>
          <table:table-cell/>
          <table:table-cell office:value-type="float" office:value="787279" calcext:value-type="float">
            <text:p>787279</text:p>
          </table:table-cell>
          <table:table-cell table:formula="of:=([.G71]/[.E71])*100" office:value-type="float" office:value="46.9947452587645" calcext:value-type="float">
            <text:p>46.9947452587645</text:p>
          </table:table-cell>
        </table:table-row>
        <table:table-row table:style-name="ro1">
          <table:table-cell office:value-type="string" calcext:value-type="string">
            <text:p>Tdi8</text:p>
          </table:table-cell>
          <table:table-cell office:value-type="string" calcext:value-type="string">
            <text:p>Tdi8_P2</text:p>
          </table:table-cell>
          <table:table-cell office:value-type="string" calcext:value-type="string">
            <text:p>Tdi8_P2.fq</text:p>
          </table:table-cell>
          <table:table-cell office:value-type="string" calcext:value-type="string">
            <text:p>P2</text:p>
          </table:table-cell>
          <table:table-cell office:value-type="float" office:value="1864718" calcext:value-type="float">
            <text:p>1864718</text:p>
          </table:table-cell>
          <table:table-cell/>
          <table:table-cell office:value-type="float" office:value="919469" calcext:value-type="float">
            <text:p>919469</text:p>
          </table:table-cell>
          <table:table-cell table:formula="of:=([.G72]/[.E72])*100" office:value-type="float" office:value="49.3087426624294" calcext:value-type="float">
            <text:p>49.3087426624294</text:p>
          </table:table-cell>
        </table:table-row>
        <table:table-row table:style-name="ro1">
          <table:table-cell office:value-type="string" calcext:value-type="string">
            <text:p>Tdi9</text:p>
          </table:table-cell>
          <table:table-cell office:value-type="string" calcext:value-type="string">
            <text:p>Tdi9_P2</text:p>
          </table:table-cell>
          <table:table-cell office:value-type="string" calcext:value-type="string">
            <text:p>Tdi9_P2.fq</text:p>
          </table:table-cell>
          <table:table-cell office:value-type="string" calcext:value-type="string">
            <text:p>P2</text:p>
          </table:table-cell>
          <table:table-cell office:value-type="float" office:value="1678189" calcext:value-type="float">
            <text:p>1678189</text:p>
          </table:table-cell>
          <table:table-cell/>
          <table:table-cell office:value-type="float" office:value="848958" calcext:value-type="float">
            <text:p>848958</text:p>
          </table:table-cell>
          <table:table-cell table:formula="of:=([.G73]/[.E73])*100" office:value-type="float" office:value="50.5877466721567" calcext:value-type="float">
            <text:p>50.5877466721567</text:p>
          </table:table-cell>
        </table:table-row>
        <table:table-row table:style-name="ro1">
          <table:table-cell office:value-type="string" calcext:value-type="string">
            <text:p>Tsi10</text:p>
          </table:table-cell>
          <table:table-cell office:value-type="string" calcext:value-type="string">
            <text:p>Tsi10_P2</text:p>
          </table:table-cell>
          <table:table-cell office:value-type="string" calcext:value-type="string">
            <text:p>Tsi10_P2.fq</text:p>
          </table:table-cell>
          <table:table-cell office:value-type="string" calcext:value-type="string">
            <text:p>P2</text:p>
          </table:table-cell>
          <table:table-cell office:value-type="float" office:value="1253005" calcext:value-type="float">
            <text:p>1253005</text:p>
          </table:table-cell>
          <table:table-cell/>
          <table:table-cell office:value-type="float" office:value="518773" calcext:value-type="float">
            <text:p>518773</text:p>
          </table:table-cell>
          <table:table-cell table:formula="of:=([.G74]/[.E74])*100" office:value-type="float" office:value="41.4023088495257" calcext:value-type="float">
            <text:p>41.4023088495257</text:p>
          </table:table-cell>
        </table:table-row>
        <table:table-row table:style-name="ro1">
          <table:table-cell office:value-type="string" calcext:value-type="string">
            <text:p>Tsi11</text:p>
          </table:table-cell>
          <table:table-cell office:value-type="string" calcext:value-type="string">
            <text:p>Tsi11_P2</text:p>
          </table:table-cell>
          <table:table-cell office:value-type="string" calcext:value-type="string">
            <text:p>Tsi11_P2.fq</text:p>
          </table:table-cell>
          <table:table-cell office:value-type="string" calcext:value-type="string">
            <text:p>P2</text:p>
          </table:table-cell>
          <table:table-cell office:value-type="float" office:value="1850602" calcext:value-type="float">
            <text:p>1850602</text:p>
          </table:table-cell>
          <table:table-cell/>
          <table:table-cell office:value-type="float" office:value="837026" calcext:value-type="float">
            <text:p>837026</text:p>
          </table:table-cell>
          <table:table-cell table:formula="of:=([.G75]/[.E75])*100" office:value-type="float" office:value="45.2299305847503" calcext:value-type="float">
            <text:p>45.2299305847503</text:p>
          </table:table-cell>
        </table:table-row>
        <table:table-row table:style-name="ro1">
          <table:table-cell office:value-type="string" calcext:value-type="string">
            <text:p>Tsi12</text:p>
          </table:table-cell>
          <table:table-cell office:value-type="string" calcext:value-type="string">
            <text:p>Tsi12_P2</text:p>
          </table:table-cell>
          <table:table-cell office:value-type="string" calcext:value-type="string">
            <text:p>Tsi12_P2.fq</text:p>
          </table:table-cell>
          <table:table-cell office:value-type="string" calcext:value-type="string">
            <text:p>P2</text:p>
          </table:table-cell>
          <table:table-cell office:value-type="float" office:value="1434461" calcext:value-type="float">
            <text:p>1434461</text:p>
          </table:table-cell>
          <table:table-cell/>
          <table:table-cell office:value-type="float" office:value="596722" calcext:value-type="float">
            <text:p>596722</text:p>
          </table:table-cell>
          <table:table-cell table:formula="of:=([.G76]/[.E76])*100" office:value-type="float" office:value="41.5990396392792" calcext:value-type="float">
            <text:p>41.5990396392792</text:p>
          </table:table-cell>
        </table:table-row>
        <table:table-row table:style-name="ro1">
          <table:table-cell office:value-type="string" calcext:value-type="string">
            <text:p>Tsi13</text:p>
          </table:table-cell>
          <table:table-cell office:value-type="string" calcext:value-type="string">
            <text:p>Tsi13_P2</text:p>
          </table:table-cell>
          <table:table-cell office:value-type="string" calcext:value-type="string">
            <text:p>Tsi13_P2.fq</text:p>
          </table:table-cell>
          <table:table-cell office:value-type="string" calcext:value-type="string">
            <text:p>P2</text:p>
          </table:table-cell>
          <table:table-cell office:value-type="float" office:value="1292753" calcext:value-type="float">
            <text:p>1292753</text:p>
          </table:table-cell>
          <table:table-cell/>
          <table:table-cell office:value-type="float" office:value="583130" calcext:value-type="float">
            <text:p>583130</text:p>
          </table:table-cell>
          <table:table-cell table:formula="of:=([.G77]/[.E77])*100" office:value-type="float" office:value="45.1076114307992" calcext:value-type="float">
            <text:p>45.1076114307992</text:p>
          </table:table-cell>
        </table:table-row>
        <table:table-row table:style-name="ro1">
          <table:table-cell office:value-type="string" calcext:value-type="string">
            <text:p>Tsi14</text:p>
          </table:table-cell>
          <table:table-cell office:value-type="string" calcext:value-type="string">
            <text:p>Tsi14_P2</text:p>
          </table:table-cell>
          <table:table-cell office:value-type="string" calcext:value-type="string">
            <text:p>Tsi14_P2.fq</text:p>
          </table:table-cell>
          <table:table-cell office:value-type="string" calcext:value-type="string">
            <text:p>P2</text:p>
          </table:table-cell>
          <table:table-cell office:value-type="float" office:value="1535613" calcext:value-type="float">
            <text:p>1535613</text:p>
          </table:table-cell>
          <table:table-cell/>
          <table:table-cell office:value-type="float" office:value="715437" calcext:value-type="float">
            <text:p>715437</text:p>
          </table:table-cell>
          <table:table-cell table:formula="of:=([.G78]/[.E78])*100" office:value-type="float" office:value="46.5896680999705" calcext:value-type="float">
            <text:p>46.5896680999705</text:p>
          </table:table-cell>
        </table:table-row>
        <table:table-row table:style-name="ro1">
          <table:table-cell office:value-type="string" calcext:value-type="string">
            <text:p>Tsi15</text:p>
          </table:table-cell>
          <table:table-cell office:value-type="string" calcext:value-type="string">
            <text:p>Tsi15_P2</text:p>
          </table:table-cell>
          <table:table-cell office:value-type="string" calcext:value-type="string">
            <text:p>Tsi15_P2.fq</text:p>
          </table:table-cell>
          <table:table-cell office:value-type="string" calcext:value-type="string">
            <text:p>P2</text:p>
          </table:table-cell>
          <table:table-cell office:value-type="float" office:value="1565508" calcext:value-type="float">
            <text:p>1565508</text:p>
          </table:table-cell>
          <table:table-cell/>
          <table:table-cell office:value-type="float" office:value="714484" calcext:value-type="float">
            <text:p>714484</text:p>
          </table:table-cell>
          <table:table-cell table:formula="of:=([.G79]/[.E79])*100" office:value-type="float" office:value="45.6391152264952" calcext:value-type="float">
            <text:p>45.6391152264952</text:p>
          </table:table-cell>
        </table:table-row>
        <table:table-row table:style-name="ro1">
          <table:table-cell office:value-type="string" calcext:value-type="string">
            <text:p>Tsi16</text:p>
          </table:table-cell>
          <table:table-cell office:value-type="string" calcext:value-type="string">
            <text:p>Tsi16_P2</text:p>
          </table:table-cell>
          <table:table-cell office:value-type="string" calcext:value-type="string">
            <text:p>Tsi16_P2.fq</text:p>
          </table:table-cell>
          <table:table-cell office:value-type="string" calcext:value-type="string">
            <text:p>P2</text:p>
          </table:table-cell>
          <table:table-cell office:value-type="float" office:value="1217948" calcext:value-type="float">
            <text:p>1217948</text:p>
          </table:table-cell>
          <table:table-cell/>
          <table:table-cell office:value-type="float" office:value="545842" calcext:value-type="float">
            <text:p>545842</text:p>
          </table:table-cell>
          <table:table-cell table:formula="of:=([.G80]/[.E80])*100" office:value-type="float" office:value="44.8165274707951" calcext:value-type="float">
            <text:p>44.8165274707951</text:p>
          </table:table-cell>
        </table:table-row>
        <table:table-row table:style-name="ro1">
          <table:table-cell office:value-type="string" calcext:value-type="string">
            <text:p>Tsi17</text:p>
          </table:table-cell>
          <table:table-cell office:value-type="string" calcext:value-type="string">
            <text:p>Tsi17_P2</text:p>
          </table:table-cell>
          <table:table-cell office:value-type="string" calcext:value-type="string">
            <text:p>Tsi17_P2.fq</text:p>
          </table:table-cell>
          <table:table-cell office:value-type="string" calcext:value-type="string">
            <text:p>P2</text:p>
          </table:table-cell>
          <table:table-cell office:value-type="float" office:value="1646302" calcext:value-type="float">
            <text:p>1646302</text:p>
          </table:table-cell>
          <table:table-cell/>
          <table:table-cell office:value-type="float" office:value="813427" calcext:value-type="float">
            <text:p>813427</text:p>
          </table:table-cell>
          <table:table-cell table:formula="of:=([.G81]/[.E81])*100" office:value-type="float" office:value="49.4093428787671" calcext:value-type="float">
            <text:p>49.4093428787671</text:p>
          </table:table-cell>
        </table:table-row>
        <table:table-row table:style-name="ro1">
          <table:table-cell office:value-type="string" calcext:value-type="string">
            <text:p>Tsi18</text:p>
          </table:table-cell>
          <table:table-cell office:value-type="string" calcext:value-type="string">
            <text:p>Tsi18_P2</text:p>
          </table:table-cell>
          <table:table-cell office:value-type="string" calcext:value-type="string">
            <text:p>Tsi18_P2.fq</text:p>
          </table:table-cell>
          <table:table-cell office:value-type="string" calcext:value-type="string">
            <text:p>P2</text:p>
          </table:table-cell>
          <table:table-cell office:value-type="float" office:value="1778371" calcext:value-type="float">
            <text:p>1778371</text:p>
          </table:table-cell>
          <table:table-cell/>
          <table:table-cell office:value-type="float" office:value="910614" calcext:value-type="float">
            <text:p>910614</text:p>
          </table:table-cell>
          <table:table-cell table:formula="of:=([.G82]/[.E82])*100" office:value-type="float" office:value="51.2049510478972" calcext:value-type="float">
            <text:p>51.2049510478972</text:p>
          </table:table-cell>
        </table:table-row>
        <table:table-row table:style-name="ro1">
          <table:table-cell office:value-type="string" calcext:value-type="string">
            <text:p>Tsi19</text:p>
          </table:table-cell>
          <table:table-cell office:value-type="string" calcext:value-type="string">
            <text:p>Tsi19_P2</text:p>
          </table:table-cell>
          <table:table-cell office:value-type="string" calcext:value-type="string">
            <text:p>Tsi19_P2.fq</text:p>
          </table:table-cell>
          <table:table-cell office:value-type="string" calcext:value-type="string">
            <text:p>P2</text:p>
          </table:table-cell>
          <table:table-cell office:value-type="float" office:value="1151944" calcext:value-type="float">
            <text:p>1151944</text:p>
          </table:table-cell>
          <table:table-cell/>
          <table:table-cell office:value-type="float" office:value="531336" calcext:value-type="float">
            <text:p>531336</text:p>
          </table:table-cell>
          <table:table-cell table:formula="of:=([.G83]/[.E83])*100" office:value-type="float" office:value="46.1251588618891" calcext:value-type="float">
            <text:p>46.1251588618891</text:p>
          </table:table-cell>
        </table:table-row>
        <table:table-row table:style-name="ro1">
          <table:table-cell office:value-type="string" calcext:value-type="string">
            <text:p>Tsi1</text:p>
          </table:table-cell>
          <table:table-cell office:value-type="string" calcext:value-type="string">
            <text:p>Tsi1_P2</text:p>
          </table:table-cell>
          <table:table-cell office:value-type="string" calcext:value-type="string">
            <text:p>Tsi1_P2.fq</text:p>
          </table:table-cell>
          <table:table-cell office:value-type="string" calcext:value-type="string">
            <text:p>P2</text:p>
          </table:table-cell>
          <table:table-cell office:value-type="float" office:value="1449016" calcext:value-type="float">
            <text:p>1449016</text:p>
          </table:table-cell>
          <table:table-cell/>
          <table:table-cell office:value-type="float" office:value="700655" calcext:value-type="float">
            <text:p>700655</text:p>
          </table:table-cell>
          <table:table-cell table:formula="of:=([.G84]/[.E84])*100" office:value-type="float" office:value="48.3538484047105" calcext:value-type="float">
            <text:p>48.3538484047105</text:p>
          </table:table-cell>
        </table:table-row>
        <table:table-row table:style-name="ro1">
          <table:table-cell office:value-type="string" calcext:value-type="string">
            <text:p>Tsi20</text:p>
          </table:table-cell>
          <table:table-cell office:value-type="string" calcext:value-type="string">
            <text:p>Tsi20_P2</text:p>
          </table:table-cell>
          <table:table-cell office:value-type="string" calcext:value-type="string">
            <text:p>Tsi20_P2.fq</text:p>
          </table:table-cell>
          <table:table-cell office:value-type="string" calcext:value-type="string">
            <text:p>P2</text:p>
          </table:table-cell>
          <table:table-cell office:value-type="float" office:value="1385058" calcext:value-type="float">
            <text:p>1385058</text:p>
          </table:table-cell>
          <table:table-cell/>
          <table:table-cell office:value-type="float" office:value="650531" calcext:value-type="float">
            <text:p>650531</text:p>
          </table:table-cell>
          <table:table-cell table:formula="of:=([.G85]/[.E85])*100" office:value-type="float" office:value="46.9677804106398" calcext:value-type="float">
            <text:p>46.9677804106398</text:p>
          </table:table-cell>
        </table:table-row>
        <table:table-row table:style-name="ro1">
          <table:table-cell office:value-type="string" calcext:value-type="string">
            <text:p>Tsi21</text:p>
          </table:table-cell>
          <table:table-cell office:value-type="string" calcext:value-type="string">
            <text:p>Tsi21_P2</text:p>
          </table:table-cell>
          <table:table-cell office:value-type="string" calcext:value-type="string">
            <text:p>Tsi21_P2.fq</text:p>
          </table:table-cell>
          <table:table-cell office:value-type="string" calcext:value-type="string">
            <text:p>P2</text:p>
          </table:table-cell>
          <table:table-cell office:value-type="float" office:value="1834615" calcext:value-type="float">
            <text:p>1834615</text:p>
          </table:table-cell>
          <table:table-cell/>
          <table:table-cell office:value-type="float" office:value="895274" calcext:value-type="float">
            <text:p>895274</text:p>
          </table:table-cell>
          <table:table-cell table:formula="of:=([.G86]/[.E86])*100" office:value-type="float" office:value="48.799012326837" calcext:value-type="float">
            <text:p>48.799012326837</text:p>
          </table:table-cell>
        </table:table-row>
        <table:table-row table:style-name="ro1">
          <table:table-cell office:value-type="string" calcext:value-type="string">
            <text:p>Tsi22</text:p>
          </table:table-cell>
          <table:table-cell office:value-type="string" calcext:value-type="string">
            <text:p>Tsi22_P2</text:p>
          </table:table-cell>
          <table:table-cell office:value-type="string" calcext:value-type="string">
            <text:p>Tsi22_P2.fq</text:p>
          </table:table-cell>
          <table:table-cell office:value-type="string" calcext:value-type="string">
            <text:p>P2</text:p>
          </table:table-cell>
          <table:table-cell office:value-type="float" office:value="1954545" calcext:value-type="float">
            <text:p>1954545</text:p>
          </table:table-cell>
          <table:table-cell/>
          <table:table-cell office:value-type="float" office:value="963941" calcext:value-type="float">
            <text:p>963941</text:p>
          </table:table-cell>
          <table:table-cell table:formula="of:=([.G87]/[.E87])*100" office:value-type="float" office:value="49.3179230971914" calcext:value-type="float">
            <text:p>49.3179230971914</text:p>
          </table:table-cell>
        </table:table-row>
        <table:table-row table:style-name="ro1">
          <table:table-cell office:value-type="string" calcext:value-type="string">
            <text:p>Tsi23</text:p>
          </table:table-cell>
          <table:table-cell office:value-type="string" calcext:value-type="string">
            <text:p>Tsi23_P2</text:p>
          </table:table-cell>
          <table:table-cell office:value-type="string" calcext:value-type="string">
            <text:p>Tsi23_P2.fq</text:p>
          </table:table-cell>
          <table:table-cell office:value-type="string" calcext:value-type="string">
            <text:p>P2</text:p>
          </table:table-cell>
          <table:table-cell office:value-type="float" office:value="1891339" calcext:value-type="float">
            <text:p>1891339</text:p>
          </table:table-cell>
          <table:table-cell/>
          <table:table-cell office:value-type="float" office:value="963050" calcext:value-type="float">
            <text:p>963050</text:p>
          </table:table-cell>
          <table:table-cell table:formula="of:=([.G88]/[.E88])*100" office:value-type="float" office:value="50.9189521286242" calcext:value-type="float">
            <text:p>50.9189521286242</text:p>
          </table:table-cell>
        </table:table-row>
        <table:table-row table:style-name="ro1">
          <table:table-cell office:value-type="string" calcext:value-type="string">
            <text:p>Tsi24</text:p>
          </table:table-cell>
          <table:table-cell office:value-type="string" calcext:value-type="string">
            <text:p>Tsi24_P2</text:p>
          </table:table-cell>
          <table:table-cell office:value-type="string" calcext:value-type="string">
            <text:p>Tsi24_P2.fq</text:p>
          </table:table-cell>
          <table:table-cell office:value-type="string" calcext:value-type="string">
            <text:p>P2</text:p>
          </table:table-cell>
          <table:table-cell office:value-type="float" office:value="1958409" calcext:value-type="float">
            <text:p>1958409</text:p>
          </table:table-cell>
          <table:table-cell/>
          <table:table-cell office:value-type="float" office:value="941709" calcext:value-type="float">
            <text:p>941709</text:p>
          </table:table-cell>
          <table:table-cell table:formula="of:=([.G89]/[.E89])*100" office:value-type="float" office:value="48.0854101467058" calcext:value-type="float">
            <text:p>48.0854101467058</text:p>
          </table:table-cell>
        </table:table-row>
        <table:table-row table:style-name="ro1">
          <table:table-cell office:value-type="string" calcext:value-type="string">
            <text:p>Tsi2</text:p>
          </table:table-cell>
          <table:table-cell office:value-type="string" calcext:value-type="string">
            <text:p>Tsi2_P2</text:p>
          </table:table-cell>
          <table:table-cell office:value-type="string" calcext:value-type="string">
            <text:p>Tsi2_P2.fq</text:p>
          </table:table-cell>
          <table:table-cell office:value-type="string" calcext:value-type="string">
            <text:p>P2</text:p>
          </table:table-cell>
          <table:table-cell office:value-type="float" office:value="1933775" calcext:value-type="float">
            <text:p>1933775</text:p>
          </table:table-cell>
          <table:table-cell/>
          <table:table-cell office:value-type="float" office:value="892738" calcext:value-type="float">
            <text:p>892738</text:p>
          </table:table-cell>
          <table:table-cell table:formula="of:=([.G90]/[.E90])*100" office:value-type="float" office:value="46.1655570063735" calcext:value-type="float">
            <text:p>46.1655570063735</text:p>
          </table:table-cell>
        </table:table-row>
        <table:table-row table:style-name="ro1">
          <table:table-cell office:value-type="string" calcext:value-type="string">
            <text:p>Tsi3</text:p>
          </table:table-cell>
          <table:table-cell office:value-type="string" calcext:value-type="string">
            <text:p>Tsi3_P2</text:p>
          </table:table-cell>
          <table:table-cell office:value-type="string" calcext:value-type="string">
            <text:p>Tsi3_P2.fq</text:p>
          </table:table-cell>
          <table:table-cell office:value-type="string" calcext:value-type="string">
            <text:p>P2</text:p>
          </table:table-cell>
          <table:table-cell office:value-type="float" office:value="1106605" calcext:value-type="float">
            <text:p>1106605</text:p>
          </table:table-cell>
          <table:table-cell/>
          <table:table-cell office:value-type="float" office:value="589214" calcext:value-type="float">
            <text:p>589214</text:p>
          </table:table-cell>
          <table:table-cell table:formula="of:=([.G91]/[.E91])*100" office:value-type="float" office:value="53.2451958919398" calcext:value-type="float">
            <text:p>53.2451958919398</text:p>
          </table:table-cell>
        </table:table-row>
        <table:table-row table:style-name="ro1">
          <table:table-cell office:value-type="string" calcext:value-type="string">
            <text:p>Tsi4</text:p>
          </table:table-cell>
          <table:table-cell office:value-type="string" calcext:value-type="string">
            <text:p>Tsi4_P2</text:p>
          </table:table-cell>
          <table:table-cell office:value-type="string" calcext:value-type="string">
            <text:p>Tsi4_P2.fq</text:p>
          </table:table-cell>
          <table:table-cell office:value-type="string" calcext:value-type="string">
            <text:p>P2</text:p>
          </table:table-cell>
          <table:table-cell office:value-type="float" office:value="1421943" calcext:value-type="float">
            <text:p>1421943</text:p>
          </table:table-cell>
          <table:table-cell/>
          <table:table-cell office:value-type="float" office:value="605243" calcext:value-type="float">
            <text:p>605243</text:p>
          </table:table-cell>
          <table:table-cell table:formula="of:=([.G92]/[.E92])*100" office:value-type="float" office:value="42.5645050469674" calcext:value-type="float">
            <text:p>42.5645050469674</text:p>
          </table:table-cell>
        </table:table-row>
        <table:table-row table:style-name="ro1">
          <table:table-cell office:value-type="string" calcext:value-type="string">
            <text:p>Tsi5</text:p>
          </table:table-cell>
          <table:table-cell office:value-type="string" calcext:value-type="string">
            <text:p>Tsi5_P2</text:p>
          </table:table-cell>
          <table:table-cell office:value-type="string" calcext:value-type="string">
            <text:p>Tsi5_P2.fq</text:p>
          </table:table-cell>
          <table:table-cell office:value-type="string" calcext:value-type="string">
            <text:p>P2</text:p>
          </table:table-cell>
          <table:table-cell office:value-type="float" office:value="1700615" calcext:value-type="float">
            <text:p>1700615</text:p>
          </table:table-cell>
          <table:table-cell/>
          <table:table-cell office:value-type="float" office:value="819308" calcext:value-type="float">
            <text:p>819308</text:p>
          </table:table-cell>
          <table:table-cell table:formula="of:=([.G93]/[.E93])*100" office:value-type="float" office:value="48.1771594393793" calcext:value-type="float">
            <text:p>48.1771594393793</text:p>
          </table:table-cell>
        </table:table-row>
        <table:table-row table:style-name="ro1">
          <table:table-cell office:value-type="string" calcext:value-type="string">
            <text:p>Tsi6</text:p>
          </table:table-cell>
          <table:table-cell office:value-type="string" calcext:value-type="string">
            <text:p>Tsi6_P2</text:p>
          </table:table-cell>
          <table:table-cell office:value-type="string" calcext:value-type="string">
            <text:p>Tsi6_P2.fq</text:p>
          </table:table-cell>
          <table:table-cell office:value-type="string" calcext:value-type="string">
            <text:p>P2</text:p>
          </table:table-cell>
          <table:table-cell office:value-type="float" office:value="1624348" calcext:value-type="float">
            <text:p>1624348</text:p>
          </table:table-cell>
          <table:table-cell/>
          <table:table-cell office:value-type="float" office:value="795606" calcext:value-type="float">
            <text:p>795606</text:p>
          </table:table-cell>
          <table:table-cell table:formula="of:=([.G94]/[.E94])*100" office:value-type="float" office:value="48.9800215224816" calcext:value-type="float">
            <text:p>48.9800215224816</text:p>
          </table:table-cell>
        </table:table-row>
        <table:table-row table:style-name="ro1">
          <table:table-cell office:value-type="string" calcext:value-type="string">
            <text:p>Tsi7</text:p>
          </table:table-cell>
          <table:table-cell office:value-type="string" calcext:value-type="string">
            <text:p>Tsi7_P2</text:p>
          </table:table-cell>
          <table:table-cell office:value-type="string" calcext:value-type="string">
            <text:p>Tsi7_P2.fq</text:p>
          </table:table-cell>
          <table:table-cell office:value-type="string" calcext:value-type="string">
            <text:p>P2</text:p>
          </table:table-cell>
          <table:table-cell office:value-type="float" office:value="1589237" calcext:value-type="float">
            <text:p>1589237</text:p>
          </table:table-cell>
          <table:table-cell/>
          <table:table-cell office:value-type="float" office:value="761490" calcext:value-type="float">
            <text:p>761490</text:p>
          </table:table-cell>
          <table:table-cell table:formula="of:=([.G95]/[.E95])*100" office:value-type="float" office:value="47.9154462172728" calcext:value-type="float">
            <text:p>47.9154462172728</text:p>
          </table:table-cell>
        </table:table-row>
        <table:table-row table:style-name="ro1">
          <table:table-cell office:value-type="string" calcext:value-type="string">
            <text:p>Tsi8</text:p>
          </table:table-cell>
          <table:table-cell office:value-type="string" calcext:value-type="string">
            <text:p>Tsi8_P2</text:p>
          </table:table-cell>
          <table:table-cell office:value-type="string" calcext:value-type="string">
            <text:p>Tsi8_P2.fq</text:p>
          </table:table-cell>
          <table:table-cell office:value-type="string" calcext:value-type="string">
            <text:p>P2</text:p>
          </table:table-cell>
          <table:table-cell office:value-type="float" office:value="1468969" calcext:value-type="float">
            <text:p>1468969</text:p>
          </table:table-cell>
          <table:table-cell/>
          <table:table-cell office:value-type="float" office:value="700456" calcext:value-type="float">
            <text:p>700456</text:p>
          </table:table-cell>
          <table:table-cell table:formula="of:=([.G96]/[.E96])*100" office:value-type="float" office:value="47.683511360689" calcext:value-type="float">
            <text:p>47.683511360689</text:p>
          </table:table-cell>
        </table:table-row>
        <table:table-row table:style-name="ro1">
          <table:table-cell office:value-type="string" calcext:value-type="string">
            <text:p>Tsi9</text:p>
          </table:table-cell>
          <table:table-cell office:value-type="string" calcext:value-type="string">
            <text:p>Tsi9_P2</text:p>
          </table:table-cell>
          <table:table-cell office:value-type="string" calcext:value-type="string">
            <text:p>Tsi9_P2.fq</text:p>
          </table:table-cell>
          <table:table-cell office:value-type="string" calcext:value-type="string">
            <text:p>P2</text:p>
          </table:table-cell>
          <table:table-cell office:value-type="float" office:value="1526036" calcext:value-type="float">
            <text:p>1526036</text:p>
          </table:table-cell>
          <table:table-cell/>
          <table:table-cell office:value-type="float" office:value="705517" calcext:value-type="float">
            <text:p>705517</text:p>
          </table:table-cell>
          <table:table-cell table:formula="of:=([.G97]/[.E97])*100" office:value-type="float" office:value="46.2320023905072" calcext:value-type="float">
            <text:p>46.2320023905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F</meta:initial-creator>
    <meta:creation-date>2020-01-13T12:49:07.688989885</meta:creation-date>
    <dc:date>2020-01-13T16:32:27.377072402</dc:date>
    <dc:creator>SF</dc:creator>
    <meta:editing-duration>PT1H22M32S</meta:editing-duration>
    <meta:editing-cycles>3</meta:editing-cycles>
    <meta:generator>LibreOffice/6.0.7.3$Linux_X86_64 LibreOffice_project/00m0$Build-3</meta:generator>
    <meta:document-statistic meta:table-count="2" meta:cell-count="1102" meta:object-count="0"/>
  </office:meta>
</office:document-meta>
</file>